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" manifest:full-path="Configurations2/statusbar/"/>
  <manifest:file-entry manifest:media-type="" manifest:full-path="Configurations2/progressbar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11" svg:font-family="'Liberation Sans11'"/>
    <style:font-face style:name="宋体" svg:font-family="宋体"/>
    <style:font-face style:name="宋体1" svg:font-family="宋体1"/>
    <style:font-face style:name="宋体2" svg:font-family="宋体2"/>
    <style:font-face style:name="宋体3" svg:font-family="宋体" style:font-family-generic="modern"/>
    <style:font-face style:name="Calibri" svg:font-family="Calibri" style:font-family-generic="swiss"/>
    <style:font-face style:name="Liberation Sans12" svg:font-family="'Liberation Sans1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1" style:family="table-column">
      <style:table-column-properties fo:break-before="auto" style:column-width="2.9374in"/>
    </style:style>
    <style:style style:name="co22" style:family="table-column">
      <style:table-column-properties fo:break-before="auto" style:column-width="0.9583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2.9063in"/>
    </style:style>
    <style:style style:name="co8" style:family="table-column">
      <style:table-column-properties fo:break-before="auto" style:column-width="0.948in"/>
    </style:style>
    <style:style style:name="co23" style:family="table-column">
      <style:table-column-properties fo:break-before="auto" style:column-width="2.5437in"/>
    </style:style>
    <style:style style:name="co24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2.6146in"/>
    </style:style>
    <style:style style:name="co17" style:family="table-column">
      <style:table-column-properties fo:break-before="auto" style:column-width="2.448in"/>
    </style:style>
    <style:style style:name="co18" style:family="table-column">
      <style:table-column-properties fo:break-before="auto" style:column-width="0.8752in"/>
    </style:style>
    <style:style style:name="co15" style:family="table-column">
      <style:table-column-properties fo:break-before="auto" style:column-width="0.8854in"/>
    </style:style>
    <style:style style:name="co13" style:family="table-column">
      <style:table-column-properties fo:break-before="auto" style:column-width="2.198in"/>
    </style:style>
    <style:style style:name="co16" style:family="table-column">
      <style:table-column-properties fo:break-before="auto" style:column-width="1.302in"/>
    </style:style>
    <style:style style:name="co20" style:family="table-column">
      <style:table-column-properties fo:break-before="auto" style:column-width="1.1772in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929in" fo:break-before="auto" style:use-optimal-row-height="true"/>
    </style:style>
    <style:style style:name="ro4" style:family="table-row">
      <style:table-row-properties style:row-height="0.1874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22" style:family="table-cell" style:parent-style-name="Default" style:data-style-name="N0">
      <style:text-properties style:text-position=""/>
    </style:style>
    <style:style style:name="ce23" style:family="table-cell" style:parent-style-name="Default" style:data-style-name="N0">
      <style:table-cell-properties fo:background-color="#ffff00"/>
      <style:text-properties style:text-position=""/>
    </style:style>
    <style:style style:name="ce24" style:family="table-cell" style:parent-style-name="Default" style:data-style-name="N0">
      <style:table-cell-properties fo:background-color="#83d5d9"/>
      <style:text-properties fo:color="#800000" style:text-position=""/>
    </style:style>
    <style:style style:name="ce25" style:family="table-cell" style:parent-style-name="Default" style:data-style-name="N0">
      <style:text-properties style:text-position="" style:font-name="Liberation Sans1" style:font-name-asian="Liberation Sans1" style:font-name-complex="Liberation Sans1"/>
    </style:style>
    <style:style style:name="ce27" style:family="table-cell" style:parent-style-name="Default" style:data-style-name="N0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ext-properties fo:color="#800000" style:text-position="" style:font-name="Liberation Sans1" style:font-name-asian="Liberation Sans1" style:font-name-complex="Liberation Sans1"/>
    </style:style>
    <style:style style:name="ce34" style:family="table-cell" style:parent-style-name="Default" style:data-style-name="N0">
      <style:table-cell-properties fo:background-color="#ffcc00"/>
      <style:text-properties style:text-position=""/>
    </style:style>
    <style:style style:name="ce35" style:family="table-cell" style:parent-style-name="Default" style:data-style-name="N0">
      <style:text-properties fo:color="#800000" style:text-position=""/>
    </style:style>
    <style:style style:name="ce15" style:family="table-cell" style:parent-style-name="Default" style:data-style-name="N0">
      <style:table-cell-properties fo:background-color="#ffcc00"/>
      <style:text-properties style:text-position=""/>
    </style:style>
    <style:style style:name="ce6" style:family="table-cell" style:parent-style-name="Default" style:data-style-name="N0">
      <style:text-properties style:text-position=""/>
    </style:style>
    <style:style style:name="ce7" style:family="table-cell" style:parent-style-name="Default" style:data-style-name="N0">
      <style:table-cell-properties fo:background-color="#ffff00"/>
      <style:text-properties style:text-position=""/>
    </style:style>
    <style:style style:name="ce9" style:family="table-cell" style:parent-style-name="Default" style:data-style-name="N0">
      <style:text-properties style:text-position="" style:font-name="Liberation Sans1" style:font-name-asian="Liberation Sans1" style:font-name-complex="Liberation Sans1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ext-properties style:text-position="" style:font-name="Liberation Sans12" style:font-name-asian="Liberation Sans1" style:font-name-complex="Liberation Sans1"/>
    </style:style>
    <style:style style:name="ce11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12" style:family="table-cell" style:parent-style-name="Default" style:data-style-name="N120">
      <style:text-properties style:text-position="" style:font-name="Liberation Sans12" style:font-name-asian="Liberation Sans1" style:font-name-complex="Liberation Sans1"/>
    </style:style>
    <style:style style:name="ce13" style:family="table-cell" style:parent-style-name="Default" style:data-style-name="N120">
      <style:text-properties style:text-position=""/>
    </style:style>
    <style:style style:name="ce48" style:family="table-cell" style:parent-style-name="Default" style:data-style-name="N0">
      <style:table-cell-properties fo:background-color="transparent"/>
      <style:text-properties style:text-position=""/>
    </style:style>
    <style:style style:name="ce57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60" style:family="table-cell" style:parent-style-name="Default" style:data-style-name="N0">
      <style:table-cell-properties fo:background-color="#0093d9"/>
      <style:text-properties style:text-position=""/>
    </style:style>
    <style:style style:name="ce61" style:family="table-cell" style:parent-style-name="Default" style:data-style-name="N0">
      <style:table-cell-properties fo:background-color="transparent"/>
      <style:text-properties style:text-position="" style:font-name="Liberation Sans12" style:font-name-asian="Liberation Sans1" style:font-name-complex="Liberation Sans1"/>
    </style:style>
    <style:style style:name="ce31" style:family="table-cell" style:parent-style-name="Default" style:data-style-name="N0">
      <style:table-cell-properties fo:background-color="transparent"/>
      <style:text-properties style:text-position=""/>
    </style:style>
    <style:style style:name="ce42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46" style:family="table-cell" style:parent-style-name="Default" style:data-style-name="N0">
      <style:table-cell-properties fo:background-color="transparent"/>
      <style:text-properties style:text-position="" style:font-name="Liberation Sans12" style:font-name-asian="Liberation Sans1" style:font-name-complex="Liberation Sans1"/>
    </style:style>
    <style:style style:name="ce47" style:family="table-cell" style:parent-style-name="Default">
      <style:table-cell-properties fo:background-color="transparent"/>
      <style:text-properties style:text-position=""/>
    </style:style>
    <style:style style:name="ce39" style:family="table-cell" style:parent-style-name="Default" style:data-style-name="N0"/>
    <style:style style:name="ce40" style:family="table-cell" style:parent-style-name="Default" style:data-style-name="N0">
      <style:table-cell-properties fo:background-color="#ffff00"/>
    </style:style>
    <style:style style:name="ce41" style:family="table-cell" style:parent-style-name="Default" style:data-style-name="N0">
      <style:table-cell-properties fo:background-color="#83d5d9"/>
      <style:text-properties fo:color="#800000"/>
    </style:style>
    <style:style style:name="ce43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44" style:family="table-cell" style:parent-style-name="Default" style:data-style-name="N0">
      <style:table-cell-properties fo:background-color="transparent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ext-properties fo:color="#800000" style:font-name="Liberation Sans1" style:font-name-asian="Liberation Sans1" style:font-name-complex="Liberation Sans1"/>
    </style:style>
    <style:style style:name="ce50" style:family="table-cell" style:parent-style-name="Default" style:data-style-name="N0">
      <style:table-cell-properties fo:background-color="#ffcc00"/>
    </style:style>
    <style:style style:name="ce51" style:family="table-cell" style:parent-style-name="Default" style:data-style-name="N0">
      <style:text-properties fo:color="#800000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0">
      <style:text-properties style:font-name="Liberation Sans12" style:font-name-asian="Liberation Sans1" style:font-name-complex="Liberation Sans1"/>
    </style:style>
    <style:style style:name="ce54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55" style:family="table-cell" style:parent-style-name="Default" style:data-style-name="N120">
      <style:text-properties style:font-name="Liberation Sans12" style:font-name-asian="Liberation Sans1" style:font-name-complex="Liberation Sans1"/>
    </style:style>
    <style:style style:name="ce56" style:family="table-cell" style:parent-style-name="Default" style:data-style-name="N120"/>
    <style:style style:name="ce58" style:family="table-cell" style:parent-style-name="Default" style:data-style-name="N0">
      <style:table-cell-properties fo:background-color="#0093d9"/>
    </style:style>
    <style:style style:name="ce59" style:family="table-cell" style:parent-style-name="Default" style:data-style-name="N0">
      <style:table-cell-properties fo:background-color="transparent"/>
      <style:text-properties style:font-name="Liberation Sans12" style:font-name-asian="Liberation Sans1" style:font-name-complex="Liberation Sans1"/>
    </style:style>
    <style:style style:name="ce62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golden_Gain" table:style-name="ta3">
        <table:table-column table:style-name="co21" table:default-cell-style-name="ce25"/>
        <table:table-column table:style-name="co22" table:default-cell-style-name="ce25"/>
        <table:table-column table:style-name="co3" table:number-columns-repeated="980" table:default-cell-style-name="ce25"/>
        <table:table-column table:style-name="co4" table:default-cell-style-name="ce25"/>
        <table:table-column table:style-name="co4" table:number-columns-repeated="2" table:default-cell-style-name="ce22"/>
        <table:table-column table:style-name="co3" table:default-cell-style-name="ce22"/>
        <table:table-column table:style-name="co4" table:number-columns-repeated="3" table:default-cell-style-name="ce22"/>
        <table:table-column table:style-name="co3" table:number-columns-repeated="16" table:default-cell-style-name="ce22"/>
        <table:table-column table:style-name="co4" table:number-columns-repeated="3" table:default-cell-style-name="ce22"/>
        <table:table-column table:style-name="co3" table:default-cell-style-name="ce22"/>
        <table:table-column table:style-name="co4" table:number-columns-repeated="3" table:default-cell-style-name="ce22"/>
        <table:table-column table:style-name="co3" table:number-columns-repeated="12" table:default-cell-style-name="ce22"/>
        <table:table-row table:style-name="ro3">
          <table:table-cell table:style-name="ce22" office:value-type="string" calcext:value-type="string">
            <text:p>TestSuite</text:p>
          </table:table-cell>
          <table:table-cell table:style-name="ce22"/>
          <table:table-cell table:number-columns-repeated="2"/>
          <table:table-cell table:style-name="ce22"/>
          <table:table-cell table:number-columns-repeated="1019"/>
        </table:table-row>
        <table:table-row table:style-name="ro3">
          <table:table-cell table:style-name="ce23" office:value-type="string" calcext:value-type="string">
            <text:p>LB1_IN1_LB_OUT_B5_HG1</text:p>
          </table:table-cell>
          <table:table-cell table:style-name="ce27" office:value-type="float" office:value="15.3217914345559" calcext:value-type="float">
            <text:p>15.3217914346</text:p>
          </table:table-cell>
          <table:table-cell table:style-name="Default" table:number-columns-repeated="7"/>
          <table:table-cell/>
          <table:table-cell table:style-name="ce34" office:value-type="float" office:value="15.6185965614319" calcext:value-type="float">
            <text:p>15.6185965614</text:p>
          </table:table-cell>
          <table:table-cell table:number-columns-repeated="2"/>
          <table:table-cell table:style-name="ce34"/>
          <table:table-cell table:number-columns-repeated="1010"/>
        </table:table-row>
        <table:table-row table:style-name="ro3">
          <table:table-cell table:style-name="ce23" office:value-type="string" calcext:value-type="string">
            <text:p>LB1_IN2_LB_OUT_B28_HG1</text:p>
          </table:table-cell>
          <table:table-cell table:style-name="ce27" office:value-type="float" office:value="15.395851054401" calcext:value-type="float">
            <text:p>15.3958510544</text:p>
          </table:table-cell>
          <table:table-cell table:style-name="Default" table:number-columns-repeated="7"/>
          <table:table-cell/>
          <table:table-cell table:style-name="ce22" office:value-type="float" office:value="15.3601481712341" calcext:value-type="float">
            <text:p>15.3601481712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LB1_IN3_LB_OUT_B8_HG1</text:p>
          </table:table-cell>
          <table:table-cell table:style-name="ce27" office:value-type="float" office:value="15.0827579810013" calcext:value-type="float">
            <text:p>15.082757981</text:p>
          </table:table-cell>
          <table:table-cell table:style-name="Default" table:number-columns-repeated="7"/>
          <table:table-cell/>
          <table:table-cell table:style-name="ce22" office:value-type="float" office:value="14.9888557266235" calcext:value-type="float">
            <text:p>14.9888557266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LB1_IN4_LB_OUT_B13_HG1</text:p>
          </table:table-cell>
          <table:table-cell table:style-name="ce27" office:value-type="float" office:value="15.0955427723106" calcext:value-type="float">
            <text:p>15.0955427723</text:p>
          </table:table-cell>
          <table:table-cell table:style-name="Default" table:number-columns-repeated="7"/>
          <table:table-cell/>
          <table:table-cell table:style-name="ce22" office:value-type="float" office:value="15.0236742301941" calcext:value-type="float">
            <text:p>15.0236742302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LB1_IN5_LB_OUT_B20_HG1</text:p>
          </table:table-cell>
          <table:table-cell table:style-name="ce27" office:value-type="float" office:value="15.3985009032689" calcext:value-type="float">
            <text:p>15.3985009033</text:p>
          </table:table-cell>
          <table:table-cell table:style-name="Default" table:number-columns-repeated="7"/>
          <table:table-cell/>
          <table:table-cell table:style-name="ce22" office:value-type="float" office:value="15.342493360138" calcext:value-type="float">
            <text:p>15.3424933601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MB1_IN1_MHB1_OUT_B40_HG1</text:p>
          </table:table-cell>
          <table:table-cell table:style-name="ce28" office:value-type="float" office:value="15.1322699606236" calcext:value-type="float">
            <text:p>15.1322699606</text:p>
          </table:table-cell>
          <table:table-cell table:style-name="Default" table:number-columns-repeated="7"/>
          <table:table-cell/>
          <table:table-cell table:style-name="ce22" office:value-type="float" office:value="15.3866770751953" calcext:value-type="float">
            <text:p>15.3866770752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MB1_IN2_MHB1_OUT_B3_HG1</text:p>
          </table:table-cell>
          <table:table-cell table:style-name="ce28" office:value-type="float" office:value="15.1518465379164" calcext:value-type="float">
            <text:p>15.1518465379</text:p>
          </table:table-cell>
          <table:table-cell table:style-name="Default" table:number-columns-repeated="7"/>
          <table:table-cell/>
          <table:table-cell table:style-name="ce22" office:value-type="float" office:value="15.5461557075501" calcext:value-type="float">
            <text:p>15.5461557076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MB1_IN3_MHB1_OUT_B1_HG1</text:p>
          </table:table-cell>
          <table:table-cell table:style-name="ce28" office:value-type="float" office:value="15.1623742928666" calcext:value-type="float">
            <text:p>15.1623742929</text:p>
          </table:table-cell>
          <table:table-cell table:style-name="Default" table:number-columns-repeated="7"/>
          <table:table-cell/>
          <table:table-cell table:style-name="ce22" office:value-type="float" office:value="15.400060408783" calcext:value-type="float">
            <text:p>15.4000604088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4" office:value-type="string" calcext:value-type="string">
            <text:p>MB1_IN2_MHB3_OUT_B3_HG1</text:p>
          </table:table-cell>
          <table:table-cell table:style-name="ce28" office:value-type="float" office:value="15.1518465379164" calcext:value-type="float">
            <text:p>15.1518465379</text:p>
          </table:table-cell>
          <table:table-cell table:style-name="Default" table:number-columns-repeated="7"/>
          <table:table-cell table:style-name="ce33"/>
          <table:table-cell table:style-name="ce22" office:value-type="float" office:value="15.5461557075501" calcext:value-type="float">
            <text:p>15.5461557076</text:p>
          </table:table-cell>
          <table:table-cell/>
          <table:table-cell table:style-name="ce33"/>
          <table:table-cell table:style-name="ce22"/>
          <table:table-cell table:style-name="ce33" table:number-columns-repeated="969"/>
          <table:table-cell table:style-name="ce35" table:number-columns-repeated="18"/>
          <table:table-cell table:number-columns-repeated="23"/>
        </table:table-row>
        <table:table-row table:style-name="ro3">
          <table:table-cell table:style-name="ce23" office:value-type="string" calcext:value-type="string">
            <text:p>MB2_IN1_MHB2_OUT_B2_HG1</text:p>
          </table:table-cell>
          <table:table-cell table:style-name="ce28" office:value-type="float" office:value="15.0727059302949" calcext:value-type="float">
            <text:p>15.0727059303</text:p>
          </table:table-cell>
          <table:table-cell table:style-name="Default" table:number-columns-repeated="7"/>
          <table:table-cell/>
          <table:table-cell table:style-name="ce22" office:value-type="float" office:value="14.9427244552613" calcext:value-type="float">
            <text:p>14.9427244553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MB2_IN2_MHB2_OUT_B11_HG1</text:p>
          </table:table-cell>
          <table:table-cell table:style-name="ce28" office:value-type="float" office:value="15.4963399655242" calcext:value-type="float">
            <text:p>15.4963399655</text:p>
          </table:table-cell>
          <table:table-cell table:style-name="Default" table:number-columns-repeated="7"/>
          <table:table-cell/>
          <table:table-cell table:style-name="ce22" office:value-type="float" office:value="15.2530212974548" calcext:value-type="float">
            <text:p>15.2530212975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MB2_IN3_MHB2_OUT_B39_HG1</text:p>
          </table:table-cell>
          <table:table-cell table:style-name="ce28" office:value-type="float" office:value="15.440978920131" calcext:value-type="float">
            <text:p>15.4409789201</text:p>
          </table:table-cell>
          <table:table-cell table:style-name="Default" table:number-columns-repeated="7"/>
          <table:table-cell/>
          <table:table-cell table:style-name="ce22" office:value-type="float" office:value="15.0043" calcext:value-type="float">
            <text:p>15.0043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4" office:value-type="string" calcext:value-type="string">
            <text:p>MB2_IN2_MHB3_OUT_B11_HG1</text:p>
          </table:table-cell>
          <table:table-cell table:style-name="ce28" office:value-type="float" office:value="15.4963399655242" calcext:value-type="float">
            <text:p>15.4963399655</text:p>
          </table:table-cell>
          <table:table-cell table:style-name="Default" table:number-columns-repeated="7"/>
          <table:table-cell table:style-name="ce33"/>
          <table:table-cell office:value-type="float" office:value="15.2530212974548" calcext:value-type="float">
            <text:p>15.2530212975</text:p>
          </table:table-cell>
          <table:table-cell/>
          <table:table-cell table:style-name="ce33"/>
          <table:table-cell/>
          <table:table-cell table:style-name="ce33" table:number-columns-repeated="969"/>
          <table:table-cell table:style-name="ce35" table:number-columns-repeated="18"/>
          <table:table-cell table:number-columns-repeated="23"/>
        </table:table-row>
        <table:table-row table:style-name="ro3">
          <table:table-cell table:style-name="ce23" office:value-type="string" calcext:value-type="string">
            <text:p>HB1_IN1_MHB1_OUT_B41_HG1</text:p>
          </table:table-cell>
          <table:table-cell table:style-name="ce28" office:value-type="float" office:value="14.9091795150788" calcext:value-type="float">
            <text:p>14.9091795151</text:p>
          </table:table-cell>
          <table:table-cell table:style-name="Default" table:number-columns-repeated="7"/>
          <table:table-cell/>
          <table:table-cell table:style-name="ce22" office:value-type="float" office:value="15.3657151275635" calcext:value-type="float">
            <text:p>15.3657151276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HB1_IN2_MHB1_OUT_B40_HG1</text:p>
          </table:table-cell>
          <table:table-cell table:style-name="ce28" office:value-type="float" office:value="15.1063257398596" calcext:value-type="float">
            <text:p>15.1063257399</text:p>
          </table:table-cell>
          <table:table-cell table:style-name="Default" table:number-columns-repeated="7"/>
          <table:table-cell/>
          <table:table-cell table:style-name="ce22" office:value-type="float" office:value="15.5114270347595" calcext:value-type="float">
            <text:p>15.5114270348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4" office:value-type="string" calcext:value-type="string">
            <text:p>HB1_IN2_MHB3_OUT_B40_HG1</text:p>
          </table:table-cell>
          <table:table-cell table:style-name="ce28" office:value-type="float" office:value="15.1063257398596" calcext:value-type="float">
            <text:p>15.1063257399</text:p>
          </table:table-cell>
          <table:table-cell table:style-name="Default" table:number-columns-repeated="7"/>
          <table:table-cell table:style-name="ce33"/>
          <table:table-cell table:style-name="ce22" office:value-type="float" office:value="15.5114270347595" calcext:value-type="float">
            <text:p>15.5114270348</text:p>
          </table:table-cell>
          <table:table-cell/>
          <table:table-cell table:style-name="ce33"/>
          <table:table-cell table:style-name="ce22"/>
          <table:table-cell table:style-name="ce33" table:number-columns-repeated="969"/>
          <table:table-cell table:style-name="ce35" table:number-columns-repeated="18"/>
          <table:table-cell table:number-columns-repeated="23"/>
        </table:table-row>
        <table:table-row table:style-name="ro3">
          <table:table-cell table:style-name="ce23" office:value-type="string" calcext:value-type="string">
            <text:p>HB2_IN1_MHB2_OUT_B38_HG1</text:p>
          </table:table-cell>
          <table:table-cell table:style-name="ce28" office:value-type="float" office:value="14.9711538116097" calcext:value-type="float">
            <text:p>14.9711538116</text:p>
          </table:table-cell>
          <table:table-cell table:style-name="Default" table:number-columns-repeated="7"/>
          <table:table-cell/>
          <table:table-cell table:style-name="ce22" office:value-type="float" office:value="15.2518103858948" calcext:value-type="float">
            <text:p>15.2518103859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HB2_IN2_MHB2_OUT_B30_HG1</text:p>
          </table:table-cell>
          <table:table-cell table:style-name="ce28" office:value-type="float" office:value="14.8523494050257" calcext:value-type="float">
            <text:p>14.852349405</text:p>
          </table:table-cell>
          <table:table-cell table:style-name="Default" table:number-columns-repeated="7"/>
          <table:table-cell/>
          <table:table-cell table:style-name="ce22" office:value-type="float" office:value="15.1941345855713" calcext:value-type="float">
            <text:p>15.1941345856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4" office:value-type="string" calcext:value-type="string">
            <text:p>HB2_IN2_MHB3_OUT_B30_HG1</text:p>
          </table:table-cell>
          <table:table-cell table:style-name="ce28" office:value-type="float" office:value="14.8523494050257" calcext:value-type="float">
            <text:p>14.852349405</text:p>
          </table:table-cell>
          <table:table-cell table:style-name="Default" table:number-columns-repeated="7"/>
          <table:table-cell table:style-name="ce33"/>
          <table:table-cell table:style-name="ce22" office:value-type="float" office:value="15.1941345855713" calcext:value-type="float">
            <text:p>15.1941345856</text:p>
          </table:table-cell>
          <table:table-cell/>
          <table:table-cell table:style-name="ce33"/>
          <table:table-cell table:style-name="ce22"/>
          <table:table-cell table:style-name="ce33" table:number-columns-repeated="969"/>
          <table:table-cell table:style-name="ce35" table:number-columns-repeated="18"/>
          <table:table-cell table:number-columns-repeated="23"/>
        </table:table-row>
        <table:table-row table:style-name="ro3">
          <table:table-cell table:style-name="ce24" office:value-type="string" calcext:value-type="string">
            <text:p>MUX_IN1_MHB3_OUT_B23_HG1</text:p>
          </table:table-cell>
          <table:table-cell table:style-name="ce27" office:value-type="float" office:value="1.05628" calcext:value-type="float">
            <text:p>1.05628</text:p>
          </table:table-cell>
          <table:table-cell table:style-name="Default" table:number-columns-repeated="7"/>
          <table:table-cell/>
          <table:table-cell table:style-name="ce22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23" office:value-type="string" calcext:value-type="string">
            <text:p>LB1_IN1_LB_OUT_B5_LG</text:p>
          </table:table-cell>
          <table:table-cell table:style-name="ce28" office:value-type="float" office:value="4.09446497908408" calcext:value-type="float">
            <text:p>4.0944649791</text:p>
          </table:table-cell>
          <table:table-cell table:style-name="Default" table:number-columns-repeated="7"/>
          <table:table-cell/>
          <table:table-cell table:style-name="ce34" office:value-type="float" office:value="4.14584743606567" calcext:value-type="float">
            <text:p>4.1458474361</text:p>
          </table:table-cell>
          <table:table-cell table:number-columns-repeated="2"/>
          <table:table-cell table:style-name="ce34"/>
          <table:table-cell table:number-columns-repeated="1010"/>
        </table:table-row>
        <table:table-row table:style-name="ro3">
          <table:table-cell table:style-name="ce23" office:value-type="string" calcext:value-type="string">
            <text:p>LB1_IN2_LB_OUT_B28_LG</text:p>
          </table:table-cell>
          <table:table-cell table:style-name="ce28" office:value-type="float" office:value="4.25096772542648" calcext:value-type="float">
            <text:p>4.2509677254</text:p>
          </table:table-cell>
          <table:table-cell table:style-name="Default" table:number-columns-repeated="7"/>
          <table:table-cell/>
          <table:table-cell table:style-name="ce22" office:value-type="float" office:value="4.17895116775513" calcext:value-type="float">
            <text:p>4.1789511678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LB1_IN3_LB_OUT_B8_LG</text:p>
          </table:table-cell>
          <table:table-cell table:style-name="ce28" office:value-type="float" office:value="3.82945807912864" calcext:value-type="float">
            <text:p>3.8294580791</text:p>
          </table:table-cell>
          <table:table-cell table:style-name="Default" table:number-columns-repeated="7"/>
          <table:table-cell/>
          <table:table-cell table:style-name="ce22" office:value-type="float" office:value="3.66073929580689" calcext:value-type="float">
            <text:p>3.6607392958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LB1_IN4_LB_OUT_B13_LG</text:p>
          </table:table-cell>
          <table:table-cell table:style-name="ce28" office:value-type="float" office:value="3.99201365803065" calcext:value-type="float">
            <text:p>3.992013658</text:p>
          </table:table-cell>
          <table:table-cell table:style-name="Default" table:number-columns-repeated="7"/>
          <table:table-cell/>
          <table:table-cell table:style-name="ce22" office:value-type="float" office:value="3.89881365001678" calcext:value-type="float">
            <text:p>3.89881365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LB1_IN5_LB_OUT_B20_LG</text:p>
          </table:table-cell>
          <table:table-cell table:style-name="ce28" office:value-type="float" office:value="4.21330855231241" calcext:value-type="float">
            <text:p>4.2133085523</text:p>
          </table:table-cell>
          <table:table-cell table:style-name="Default" table:number-columns-repeated="7"/>
          <table:table-cell/>
          <table:table-cell table:style-name="ce22" office:value-type="float" office:value="4.10347706188202" calcext:value-type="float">
            <text:p>4.1034770619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MB1_IN1_MHB1_OUT_B40_LG</text:p>
          </table:table-cell>
          <table:table-cell table:style-name="ce28" office:value-type="float" office:value="3.97429405778372" calcext:value-type="float">
            <text:p>3.9742940578</text:p>
          </table:table-cell>
          <table:table-cell table:style-name="Default" table:number-columns-repeated="7"/>
          <table:table-cell/>
          <table:table-cell table:style-name="ce22" office:value-type="float" office:value="4.27738888099671" calcext:value-type="float">
            <text:p>4.277388881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MB1_IN2_MHB1_OUT_B3_LG</text:p>
          </table:table-cell>
          <table:table-cell table:style-name="ce28" office:value-type="float" office:value="4.00418858240769" calcext:value-type="float">
            <text:p>4.0041885824</text:p>
          </table:table-cell>
          <table:table-cell table:style-name="Default" table:number-columns-repeated="7"/>
          <table:table-cell/>
          <table:table-cell table:style-name="ce22" office:value-type="float" office:value="4.28782373222351" calcext:value-type="float">
            <text:p>4.2878237322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MB1_IN3_MHB1_OUT_B1_LG</text:p>
          </table:table-cell>
          <table:table-cell table:style-name="ce28" office:value-type="float" office:value="3.83843030944177" calcext:value-type="float">
            <text:p>3.8384303094</text:p>
          </table:table-cell>
          <table:table-cell table:style-name="Default" table:number-columns-repeated="7"/>
          <table:table-cell/>
          <table:table-cell table:style-name="ce22" office:value-type="float" office:value="4.07628798484802" calcext:value-type="float">
            <text:p>4.0762879848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MB2_IN1_MHB2_OUT_B2_LG</text:p>
          </table:table-cell>
          <table:table-cell table:style-name="ce28" office:value-type="float" office:value="3.64090164640464" calcext:value-type="float">
            <text:p>3.6409016464</text:p>
          </table:table-cell>
          <table:table-cell table:style-name="Default" table:number-columns-repeated="7"/>
          <table:table-cell/>
          <table:table-cell table:style-name="ce22" office:value-type="float" office:value="3.58579149436951" calcext:value-type="float">
            <text:p>3.5857914944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MB2_IN2_MHB2_OUT_B11_LG</text:p>
          </table:table-cell>
          <table:table-cell table:style-name="ce28" office:value-type="float" office:value="3.91404581751838" calcext:value-type="float">
            <text:p>3.9140458175</text:p>
          </table:table-cell>
          <table:table-cell table:style-name="Default" table:number-columns-repeated="7"/>
          <table:table-cell/>
          <table:table-cell table:style-name="ce22" office:value-type="float" office:value="3.83084013795853" calcext:value-type="float">
            <text:p>3.830840138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MB2_IN3_MHB2_OUT_B39_LG</text:p>
          </table:table-cell>
          <table:table-cell table:style-name="ce28" office:value-type="float" office:value="3.25723720863233" calcext:value-type="float">
            <text:p>3.2572372086</text:p>
          </table:table-cell>
          <table:table-cell table:style-name="Default" table:number-columns-repeated="7"/>
          <table:table-cell/>
          <table:table-cell table:style-name="ce22" office:value-type="float" office:value="2.76873328098297" calcext:value-type="float">
            <text:p>2.768733281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HB1_IN1_MHB1_OUT_B41_LG</text:p>
          </table:table-cell>
          <table:table-cell table:style-name="ce28" office:value-type="float" office:value="3.61840990712377" calcext:value-type="float">
            <text:p>3.6184099071</text:p>
          </table:table-cell>
          <table:table-cell table:style-name="Default" table:number-columns-repeated="7"/>
          <table:table-cell/>
          <table:table-cell table:style-name="ce22" office:value-type="float" office:value="4.16085036628723" calcext:value-type="float">
            <text:p>4.1608503663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HB1_IN2_MHB1_OUT_B40_LG</text:p>
          </table:table-cell>
          <table:table-cell table:style-name="ce28" office:value-type="float" office:value="3.88782360215231" calcext:value-type="float">
            <text:p>3.8878236022</text:p>
          </table:table-cell>
          <table:table-cell table:style-name="Default" table:number-columns-repeated="7"/>
          <table:table-cell/>
          <table:table-cell table:style-name="ce22" office:value-type="float" office:value="4.3789111126709" calcext:value-type="float">
            <text:p>4.3789111127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HB2_IN1_MHB2_OUT_B38_LG</text:p>
          </table:table-cell>
          <table:table-cell table:style-name="ce28" office:value-type="float" office:value="3.7980580047397" calcext:value-type="float">
            <text:p>3.7980580047</text:p>
          </table:table-cell>
          <table:table-cell table:style-name="Default" table:number-columns-repeated="7"/>
          <table:table-cell/>
          <table:table-cell table:style-name="ce22" office:value-type="float" office:value="3.9184744235611" calcext:value-type="float">
            <text:p>3.9184744236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>
          <table:table-cell table:style-name="ce23" office:value-type="string" calcext:value-type="string">
            <text:p>HB2_IN2_MHB2_OUT_B30_LG</text:p>
          </table:table-cell>
          <table:table-cell table:style-name="ce28" office:value-type="float" office:value="3.8341340916393" calcext:value-type="float">
            <text:p>3.8341340916</text:p>
          </table:table-cell>
          <table:table-cell table:style-name="Default" table:number-columns-repeated="7"/>
          <table:table-cell/>
          <table:table-cell table:style-name="ce22" office:value-type="float" office:value="3.84633558586121" calcext:value-type="float">
            <text:p>3.8463355859</text:p>
          </table:table-cell>
          <table:table-cell table:number-columns-repeated="2"/>
          <table:table-cell table:style-name="ce22"/>
          <table:table-cell table:number-columns-repeated="1010"/>
        </table:table-row>
        <table:table-row table:style-name="ro3" table:number-rows-repeated="2">
          <table:table-cell table:number-columns-repeated="1024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olden_NF" table:style-name="ta3">
        <table:table-column table:style-name="co7" table:default-cell-style-name="ce6"/>
        <table:table-column table:style-name="co8" table:default-cell-style-name="ce6"/>
        <table:table-column table:style-name="co3" table:number-columns-repeated="1013" table:default-cell-style-name="ce6"/>
        <table:table-column table:style-name="co4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3" table:number-columns-repeated="5" table:default-cell-style-name="ce6"/>
        <table:table-row table:style-name="ro3">
          <table:table-cell table:style-name="ce9" office:value-type="string" calcext:value-type="string">
            <text:p>TestSuite</text:p>
          </table:table-cell>
          <table:table-cell/>
          <table:table-cell table:style-name="ce9" table:number-columns-repeated="2"/>
          <table:table-cell/>
          <table:table-cell table:style-name="ce9" table:number-columns-repeated="4"/>
          <table:table-cell table:number-columns-repeated="1015"/>
        </table:table-row>
        <table:table-row table:style-name="ro3">
          <table:table-cell table:style-name="ce7" office:value-type="string" calcext:value-type="string">
            <text:p>LB1_IN1_LB_OUT_B5_HG1</text:p>
          </table:table-cell>
          <table:table-cell table:style-name="ce15" office:value-type="float" office:value="1.18" calcext:value-type="float">
            <text:p>1.18</text:p>
          </table:table-cell>
          <table:table-cell table:style-name="ce15" table:number-columns-repeated="7"/>
          <table:table-cell table:number-columns-repeated="1015"/>
        </table:table-row>
        <table:table-row table:style-name="ro3">
          <table:table-cell table:style-name="ce7" office:value-type="string" calcext:value-type="string">
            <text:p>LB1_IN2_LB_OUT_B28_HG1</text:p>
          </table:table-cell>
          <table:table-cell office:value-type="float" office:value="1.1" calcext:value-type="float">
            <text:p>1.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B1_IN3_LB_OUT_B8_HG1</text:p>
          </table:table-cell>
          <table:table-cell office:value-type="float" office:value="1.16" calcext:value-type="float">
            <text:p>1.1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B1_IN4_LB_OUT_B13_HG1</text:p>
          </table:table-cell>
          <table:table-cell office:value-type="float" office:value="1.16" calcext:value-type="float">
            <text:p>1.1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B1_IN5_LB_OUT_B20_HG1</text:p>
          </table:table-cell>
          <table:table-cell office:value-type="float" office:value="1.17" calcext:value-type="float">
            <text:p>1.1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B1_IN1_MHB1_OUT_B40_HG1</text:p>
          </table:table-cell>
          <table:table-cell office:value-type="float" office:value="1.4" calcext:value-type="float">
            <text:p>1.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B1_IN2_MHB1_OUT_B3_HG1</text:p>
          </table:table-cell>
          <table:table-cell office:value-type="float" office:value="1.3" calcext:value-type="float">
            <text:p>1.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B1_IN3_MHB1_OUT_B1_HG1</text:p>
          </table:table-cell>
          <table:table-cell office:value-type="float" office:value="1.42" calcext:value-type="float">
            <text:p>1.4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B2_IN1_MHB2_OUT_B2_HG1</text:p>
          </table:table-cell>
          <table:table-cell office:value-type="float" office:value="1.31" calcext:value-type="float">
            <text:p>1.3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B2_IN2_MHB2_OUT_B11_HG1</text:p>
          </table:table-cell>
          <table:table-cell office:value-type="float" office:value="1.24" calcext:value-type="float">
            <text:p>1.2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B2_IN3_MHB2_OUT_B39_HG1</text:p>
          </table:table-cell>
          <table:table-cell office:value-type="float" office:value="1.28" calcext:value-type="float">
            <text:p>1.2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B1_IN1_MHB1_OUT_B41_HG1</text:p>
          </table:table-cell>
          <table:table-cell office:value-type="float" office:value="1.31" calcext:value-type="float">
            <text:p>1.3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B1_IN2_MHB1_OUT_B40_HG1</text:p>
          </table:table-cell>
          <table:table-cell office:value-type="float" office:value="1.33" calcext:value-type="float">
            <text:p>1.33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B2_IN1_MHB2_OUT_B38_HG1</text:p>
          </table:table-cell>
          <table:table-cell office:value-type="float" office:value="1.36" calcext:value-type="float">
            <text:p>1.3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B2_IN2_MHB2_OUT_B30_HG1</text:p>
          </table:table-cell>
          <table:table-cell office:value-type="float" office:value="0.97" calcext:value-type="float">
            <text:p>0.9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B1_IN1_LB_OUT_B5_LG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table:number-columns-repeated="7"/>
          <table:table-cell table:number-columns-repeated="1015"/>
        </table:table-row>
        <table:table-row table:style-name="ro3">
          <table:table-cell table:style-name="ce7" office:value-type="string" calcext:value-type="string">
            <text:p>LB1_IN2_LB_OUT_B28_LG</text:p>
          </table:table-cell>
          <table:table-cell office:value-type="float" office:value="2.11" calcext:value-type="float">
            <text:p>2.1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B1_IN3_LB_OUT_B8_LG</text:p>
          </table:table-cell>
          <table:table-cell office:value-type="float" office:value="2.28" calcext:value-type="float">
            <text:p>2.28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B1_IN4_LB_OUT_B13_LG</text:p>
          </table:table-cell>
          <table:table-cell office:value-type="float" office:value="2.12" calcext:value-type="float">
            <text:p>2.1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LB1_IN5_LB_OUT_B20_LG</text:p>
          </table:table-cell>
          <table:table-cell office:value-type="float" office:value="2.31" calcext:value-type="float">
            <text:p>2.3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B1_IN1_MHB1_OUT_B40_LG</text:p>
          </table:table-cell>
          <table:table-cell office:value-type="float" office:value="2.9" calcext:value-type="float">
            <text:p>2.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B1_IN2_MHB1_OUT_B3_LG</text:p>
          </table:table-cell>
          <table:table-cell office:value-type="float" office:value="2.84" calcext:value-type="float">
            <text:p>2.8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B1_IN3_MHB1_OUT_B1_LG</text:p>
          </table:table-cell>
          <table:table-cell office:value-type="float" office:value="2.72" calcext:value-type="float">
            <text:p>2.72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B2_IN1_MHB2_OUT_B2_LG</text:p>
          </table:table-cell>
          <table:table-cell office:value-type="float" office:value="1.44" calcext:value-type="float">
            <text:p>1.44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B2_IN2_MHB2_OUT_B11_LG</text:p>
          </table:table-cell>
          <table:table-cell office:value-type="float" office:value="2.6" calcext:value-type="float">
            <text:p>2.6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MB2_IN3_MHB2_OUT_B39_LG</text:p>
          </table:table-cell>
          <table:table-cell office:value-type="float" office:value="2.51" calcext:value-type="float">
            <text:p>2.51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B1_IN1_MHB1_OUT_B41_LG</text:p>
          </table:table-cell>
          <table:table-cell office:value-type="float" office:value="2.5" calcext:value-type="float">
            <text:p>2.5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B1_IN2_MHB1_OUT_B40_LG</text:p>
          </table:table-cell>
          <table:table-cell office:value-type="float" office:value="2.39" calcext:value-type="float">
            <text:p>2.39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B2_IN1_MHB2_OUT_B38_LG</text:p>
          </table:table-cell>
          <table:table-cell office:value-type="float" office:value="2.77" calcext:value-type="float">
            <text:p>2.77</text:p>
          </table:table-cell>
          <table:table-cell table:number-columns-repeated="1022"/>
        </table:table-row>
        <table:table-row table:style-name="ro3">
          <table:table-cell table:style-name="ce7" office:value-type="string" calcext:value-type="string">
            <text:p>HB2_IN2_MHB2_OUT_B30_LG</text:p>
          </table:table-cell>
          <table:table-cell office:value-type="float" office:value="2.25" calcext:value-type="float">
            <text:p>2.2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olden_P1dB" table:style-name="ta3">
        <table:table-column table:style-name="co23" table:default-cell-style-name="ce23"/>
        <table:table-column table:style-name="co24" table:default-cell-style-name="ce36"/>
        <table:table-column table:style-name="co24" table:number-columns-repeated="9" table:default-cell-style-name="Default"/>
        <table:table-row table:style-name="ro3">
          <table:table-cell table:style-name="ce22" office:value-type="string" calcext:value-type="string">
            <text:p>TestSuite</text:p>
          </table:table-cell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4"/>
          <table:table-cell table:number-columns-repeated="2"/>
        </table:table-row>
        <table:table-row table:style-name="ro6">
          <table:table-cell office:value-type="string" calcext:value-type="string">
            <text:p>LB1_IN1_LB_OUT_B5_HG1</text:p>
          </table:table-cell>
          <table:table-cell office:value-type="float" office:value="-10.657048033499" calcext:value-type="float">
            <text:p>-10.6570480335</text:p>
          </table:table-cell>
          <table:table-cell table:number-columns-repeated="8"/>
          <table:table-cell office:value-type="float" office:value="-10.5" calcext:value-type="float">
            <text:p>-10.5</text:p>
          </table:table-cell>
        </table:table-row>
        <table:table-row table:style-name="ro6">
          <table:table-cell office:value-type="string" calcext:value-type="string">
            <text:p>LB1_IN2_LB_OUT_B28_HG1</text:p>
          </table:table-cell>
          <table:table-cell office:value-type="float" office:value="-10.9098569764789" calcext:value-type="float">
            <text:p>-10.9098569765</text:p>
          </table:table-cell>
          <table:table-cell table:number-columns-repeated="8"/>
          <table:table-cell office:value-type="float" office:value="-10.5" calcext:value-type="float">
            <text:p>-10.5</text:p>
          </table:table-cell>
        </table:table-row>
        <table:table-row table:style-name="ro6">
          <table:table-cell office:value-type="string" calcext:value-type="string">
            <text:p>LB1_IN3_LB_OUT_B8_HG1</text:p>
          </table:table-cell>
          <table:table-cell office:value-type="float" office:value="-11.1020428917625" calcext:value-type="float">
            <text:p>-11.1020428918</text:p>
          </table:table-cell>
          <table:table-cell table:number-columns-repeated="8"/>
          <table:table-cell office:value-type="float" office:value="-10.4" calcext:value-type="float">
            <text:p>-10.4</text:p>
          </table:table-cell>
        </table:table-row>
        <table:table-row table:style-name="ro6">
          <table:table-cell office:value-type="string" calcext:value-type="string">
            <text:p>LB1_IN4_LB_OUT_B13_HG1</text:p>
          </table:table-cell>
          <table:table-cell office:value-type="float" office:value="-10.5564862184067" calcext:value-type="float">
            <text:p>-10.5564862184</text:p>
          </table:table-cell>
          <table:table-cell table:number-columns-repeated="8"/>
          <table:table-cell office:value-type="float" office:value="-10" calcext:value-type="float">
            <text:p>-10</text:p>
          </table:table-cell>
        </table:table-row>
        <table:table-row table:style-name="ro6">
          <table:table-cell office:value-type="string" calcext:value-type="string">
            <text:p>LB1_IN5_LB_OUT_B20_HG1</text:p>
          </table:table-cell>
          <table:table-cell office:value-type="float" office:value="-10.0201225748345" calcext:value-type="float">
            <text:p>-10.0201225748</text:p>
          </table:table-cell>
          <table:table-cell table:number-columns-repeated="8"/>
          <table:table-cell office:value-type="float" office:value="-9.8" calcext:value-type="float">
            <text:p>-9.8</text:p>
          </table:table-cell>
        </table:table-row>
        <table:table-row table:style-name="ro6">
          <table:table-cell office:value-type="string" calcext:value-type="string">
            <text:p>MB1_IN1_MHB1_OUT_B40_HG1</text:p>
          </table:table-cell>
          <table:table-cell office:value-type="float" office:value="-8.79928497152747" calcext:value-type="float">
            <text:p>-8.7992849715</text:p>
          </table:table-cell>
          <table:table-cell table:number-columns-repeated="8"/>
          <table:table-cell table:style-name="ce22" office:value-type="float" office:value="-9.3" calcext:value-type="float">
            <text:p>-9.3</text:p>
          </table:table-cell>
        </table:table-row>
        <table:table-row table:style-name="ro6">
          <table:table-cell office:value-type="string" calcext:value-type="string">
            <text:p>MB1_IN2_MHB1_OUT_B3_HG1</text:p>
          </table:table-cell>
          <table:table-cell office:value-type="float" office:value="-8.24862107607147" calcext:value-type="float">
            <text:p>-8.2486210761</text:p>
          </table:table-cell>
          <table:table-cell table:number-columns-repeated="8"/>
          <table:table-cell table:style-name="ce22" office:value-type="float" office:value="-9" calcext:value-type="float">
            <text:p>-9</text:p>
          </table:table-cell>
        </table:table-row>
        <table:table-row table:style-name="ro6">
          <table:table-cell office:value-type="string" calcext:value-type="string">
            <text:p>MB1_IN3_MHB1_OUT_B1_HG1</text:p>
          </table:table-cell>
          <table:table-cell office:value-type="float" office:value="-8.1358018116274" calcext:value-type="float">
            <text:p>-8.1358018116</text:p>
          </table:table-cell>
          <table:table-cell table:number-columns-repeated="8"/>
          <table:table-cell table:style-name="ce22" office:value-type="float" office:value="-8.6" calcext:value-type="float">
            <text:p>-8.6</text:p>
          </table:table-cell>
        </table:table-row>
        <table:table-row table:style-name="ro6">
          <table:table-cell table:style-name="ce24" office:value-type="string" calcext:value-type="string">
            <text:p>MB1_IN2_MHB3_OUT_B3_HG1</text:p>
          </table:table-cell>
          <table:table-cell office:value-type="float" office:value="-8.24862107607147" calcext:value-type="float">
            <text:p>-8.2486210761</text:p>
          </table:table-cell>
          <table:table-cell table:number-columns-repeated="8"/>
          <table:table-cell table:style-name="ce22" office:value-type="float" office:value="-9" calcext:value-type="float">
            <text:p>-9</text:p>
          </table:table-cell>
        </table:table-row>
        <table:table-row table:style-name="ro6">
          <table:table-cell office:value-type="string" calcext:value-type="string">
            <text:p>MB2_IN1_MHB2_OUT_B2_HG1</text:p>
          </table:table-cell>
          <table:table-cell office:value-type="float" office:value="-8.24606339673079" calcext:value-type="float">
            <text:p>-8.2460633967</text:p>
          </table:table-cell>
          <table:table-cell table:number-columns-repeated="8"/>
          <table:table-cell table:style-name="ce22" office:value-type="float" office:value="-9.3" calcext:value-type="float">
            <text:p>-9.3</text:p>
          </table:table-cell>
        </table:table-row>
        <table:table-row table:style-name="ro6">
          <table:table-cell office:value-type="string" calcext:value-type="string">
            <text:p>MB2_IN2_MHB2_OUT_B11_HG1</text:p>
          </table:table-cell>
          <table:table-cell office:value-type="float" office:value="-8.94177732623512" calcext:value-type="float">
            <text:p>-8.9417773262</text:p>
          </table:table-cell>
          <table:table-cell table:number-columns-repeated="8"/>
          <table:table-cell table:style-name="ce22" office:value-type="float" office:value="-9.3" calcext:value-type="float">
            <text:p>-9.3</text:p>
          </table:table-cell>
        </table:table-row>
        <table:table-row table:style-name="ro6">
          <table:table-cell office:value-type="string" calcext:value-type="string">
            <text:p>MB2_IN3_MHB2_OUT_B39_HG1</text:p>
          </table:table-cell>
          <table:table-cell office:value-type="float" office:value="-8.16996937655331" calcext:value-type="float">
            <text:p>-8.1699693766</text:p>
          </table:table-cell>
          <table:table-cell table:number-columns-repeated="8"/>
          <table:table-cell table:style-name="ce22" office:value-type="float" office:value="-8.6" calcext:value-type="float">
            <text:p>-8.6</text:p>
          </table:table-cell>
        </table:table-row>
        <table:table-row table:style-name="ro6">
          <table:table-cell table:style-name="ce24" office:value-type="string" calcext:value-type="string">
            <text:p>MB2_IN2_MHB3_OUT_B11_HG1</text:p>
          </table:table-cell>
          <table:table-cell office:value-type="float" office:value="-8.94177732623512" calcext:value-type="float">
            <text:p>-8.9417773262</text:p>
          </table:table-cell>
          <table:table-cell table:number-columns-repeated="8"/>
          <table:table-cell table:style-name="ce22" office:value-type="float" office:value="-9.3" calcext:value-type="float">
            <text:p>-9.3</text:p>
          </table:table-cell>
        </table:table-row>
        <table:table-row table:style-name="ro6">
          <table:table-cell office:value-type="string" calcext:value-type="string">
            <text:p>HB1_IN1_MHB1_OUT_B41_HG1</text:p>
          </table:table-cell>
          <table:table-cell office:value-type="float" office:value="-9.15541369191716" calcext:value-type="float">
            <text:p>-9.1554136919</text:p>
          </table:table-cell>
          <table:table-cell table:number-columns-repeated="8"/>
          <table:table-cell table:style-name="ce22" office:value-type="float" office:value="-9.4" calcext:value-type="float">
            <text:p>-9.4</text:p>
          </table:table-cell>
        </table:table-row>
        <table:table-row table:style-name="ro6">
          <table:table-cell office:value-type="string" calcext:value-type="string">
            <text:p>HB1_IN2_MHB1_OUT_B40_HG1</text:p>
          </table:table-cell>
          <table:table-cell office:value-type="float" office:value="-9.48835546320135" calcext:value-type="float">
            <text:p>-9.4883554632</text:p>
          </table:table-cell>
          <table:table-cell table:number-columns-repeated="8"/>
          <table:table-cell table:style-name="ce22" office:value-type="float" office:value="-9.4" calcext:value-type="float">
            <text:p>-9.4</text:p>
          </table:table-cell>
        </table:table-row>
        <table:table-row table:style-name="ro6">
          <table:table-cell table:style-name="ce24" office:value-type="string" calcext:value-type="string">
            <text:p>HB1_IN2_MHB3_OUT_B40_HG1</text:p>
          </table:table-cell>
          <table:table-cell office:value-type="float" office:value="-9.48835546320135" calcext:value-type="float">
            <text:p>-9.4883554632</text:p>
          </table:table-cell>
          <table:table-cell table:number-columns-repeated="8"/>
          <table:table-cell table:style-name="ce22" office:value-type="float" office:value="-9.4" calcext:value-type="float">
            <text:p>-9.4</text:p>
          </table:table-cell>
        </table:table-row>
        <table:table-row table:style-name="ro6">
          <table:table-cell office:value-type="string" calcext:value-type="string">
            <text:p>HB2_IN1_MHB2_OUT_B38_HG1</text:p>
          </table:table-cell>
          <table:table-cell office:value-type="float" office:value="-9.91159341089329" calcext:value-type="float">
            <text:p>-9.9115934109</text:p>
          </table:table-cell>
          <table:table-cell table:number-columns-repeated="8"/>
          <table:table-cell table:style-name="ce22" office:value-type="float" office:value="-10" calcext:value-type="float">
            <text:p>-10</text:p>
          </table:table-cell>
        </table:table-row>
        <table:table-row table:style-name="ro6">
          <table:table-cell office:value-type="string" calcext:value-type="string">
            <text:p>HB2_IN2_MHB2_OUT_B30_HG1</text:p>
          </table:table-cell>
          <table:table-cell office:value-type="float" office:value="-8.70071572126299" calcext:value-type="float">
            <text:p>-8.7007157213</text:p>
          </table:table-cell>
          <table:table-cell table:number-columns-repeated="8"/>
          <table:table-cell table:style-name="ce22" office:value-type="float" office:value="-9.6" calcext:value-type="float">
            <text:p>-9.6</text:p>
          </table:table-cell>
        </table:table-row>
        <table:table-row table:style-name="ro6">
          <table:table-cell table:style-name="ce24" office:value-type="string" calcext:value-type="string">
            <text:p>HB2_IN2_MHB3_OUT_B30_HG1</text:p>
          </table:table-cell>
          <table:table-cell office:value-type="float" office:value="-8.70071572126299" calcext:value-type="float">
            <text:p>-8.7007157213</text:p>
          </table:table-cell>
          <table:table-cell table:number-columns-repeated="8"/>
          <table:table-cell table:style-name="ce22" office:value-type="float" office:value="-9.6" calcext:value-type="float">
            <text:p>-9.6</text:p>
          </table:table-cell>
        </table:table-row>
        <table:table-row table:style-name="ro3">
          <table:table-cell table:style-name="ce24" office:value-type="string" calcext:value-type="string">
            <text:p>MUX_IN1_MHB3_OUT_B23_HG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8"/>
          <table:table-cell table:style-name="ce2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B1_IN1_LB_OUT_B5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LB1_IN2_LB_OUT_B28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LB1_IN3_LB_OUT_B8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LB1_IN4_LB_OUT_B13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LB1_IN5_LB_OUT_B20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MB1_IN1_MHB1_OUT_B40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MB1_IN2_MHB1_OUT_B3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MB1_IN3_MHB1_OUT_B1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MB2_IN1_MHB2_OUT_B2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MB2_IN2_MHB2_OUT_B11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MB2_IN3_MHB2_OUT_B39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HB1_IN1_MHB1_OUT_B41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HB1_IN2_MHB1_OUT_B40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HB2_IN1_MHB2_OUT_B38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>
          <table:table-cell office:value-type="string" calcext:value-type="string">
            <text:p>HB2_IN2_MHB2_OUT_B30_LG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7"/>
          <table:table-cell table:number-columns-repeated="2"/>
        </table:table-row>
        <table:table-row table:style-name="ro3" table:number-rows-repeated="3"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table:number-columns-repeated="2"/>
          <table:table-cell table:number-columns-repeated="9"/>
        </table:table-row>
      </table:table>
      <table:table table:name="cal_NFeff" table:style-name="ta2"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9" table:default-cell-style-name="ce1"/>
        <table:table-column table:style-name="co9" table:default-cell-style-name="ce1"/>
        <table:table-column table:style-name="co9" table:default-cell-style-name="ce1"/>
        <table:table-column table:style-name="co9" table:default-cell-style-name="ce1"/>
        <table:table-column table:style-name="co9" table:default-cell-style-name="ce1"/>
        <table:table-column table:style-name="co4" table:default-cell-style-name="ce1"/>
        <table:table-column table:style-name="co4" table:default-cell-style-name="ce1"/>
        <table:table-column table:style-name="co4" table:default-cell-style-name="ce1"/>
        <table:table-column table:style-name="co4" table:default-cell-style-name="ce1"/>
        <table:table-column table:style-name="co4" table:default-cell-style-name="ce1"/>
        <table:table-column table:style-name="co4" table:default-cell-style-name="ce1"/>
        <table:table-row table:style-name="ro3">
          <table:table-cell table:style-name="ce10" office:value-type="string" calcext:value-type="string">
            <text:p>LB</text:p>
          </table:table-cell>
          <table:table-cell table:style-name="ce10" office:value-type="string" calcext:value-type="string">
            <text:p>Test</text:p>
          </table:table-cell>
          <table:table-cell table:style-name="ce10" office:value-type="string" calcext:value-type="string">
            <text:p>Site1</text:p>
          </table:table-cell>
          <table:table-cell table:style-name="ce10" office:value-type="string" calcext:value-type="string">
            <text:p>Site2</text:p>
          </table:table-cell>
          <table:table-cell table:style-name="ce10" office:value-type="string" calcext:value-type="string">
            <text:p>Site3</text:p>
          </table:table-cell>
          <table:table-cell table:style-name="ce10" office:value-type="string" calcext:value-type="string">
            <text:p>Site4</text:p>
          </table:table-cell>
          <table:table-cell table:style-name="ce10" office:value-type="string" calcext:value-type="string">
            <text:p>Site5</text:p>
          </table:table-cell>
          <table:table-cell table:style-name="ce10" office:value-type="string" calcext:value-type="string">
            <text:p>Site6</text:p>
          </table:table-cell>
          <table:table-cell table:style-name="ce10" office:value-type="string" calcext:value-type="string">
            <text:p>Site7</text:p>
          </table:table-cell>
          <table:table-cell office:value-type="string" calcext:value-type="string">
            <text:p>Site8</text:p>
          </table:table-cell>
          <table:table-cell table:style-name="ce10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0" office:value-type="string" calcext:value-type="string">
            <text:p>HB1_IN1_MHB1_OUT_B41</text:p>
          </table:table-cell>
          <table:table-cell table:style-name="ce12"/>
          <table:table-cell table:style-name="ce10" table:number-columns-repeated="7"/>
          <table:table-cell table:style-name="ce12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table:style-name="ce10" office:value-type="string" calcext:value-type="string">
            <text:p>HB1_IN2_MHB1_OUT_B40</text:p>
          </table:table-cell>
          <table:table-cell table:style-name="ce12"/>
          <table:table-cell table:style-name="ce10" table:number-columns-repeated="7"/>
          <table:table-cell table:style-name="ce12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HB2_IN1_MHB2_OUT_B38</text:p>
          </table:table-cell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HB2_IN2_MHB2_OUT_B30</text:p>
          </table:table-cell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B1_IN1_LB_OUT_B5</text:p>
          </table:table-cell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B1_IN2_LB_OUT_B28</text:p>
          </table:table-cell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B1_IN3_LB_OUT_B8</text:p>
          </table:table-cell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B1_IN4_LB_OUT_B13</text:p>
          </table:table-cell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B1_IN5_LB_OUT_B20</text:p>
          </table:table-cell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MB1_IN1_MHB1_OUT_B40</text:p>
          </table:table-cell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MB1_IN2_MHB1_OUT_B3</text:p>
          </table:table-cell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MB1_IN3_MHB1_OUT_B1</text:p>
          </table:table-cell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MB2_IN1_MHB2_OUT_B2</text:p>
          </table:table-cell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MB2_IN2_MHB2_OUT_B11</text:p>
          </table:table-cell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MB2_IN3_MHB2_OUT_B39</text:p>
          </table:table-cell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 table:number-rows-repeated="4">
          <table:table-cell table:number-columns-repeated="2"/>
          <table:table-cell table:style-name="ce13"/>
          <table:table-cell table:number-columns-repeated="7"/>
          <table:table-cell table:style-name="ce13"/>
          <table:table-cell table:number-columns-repeated="9"/>
        </table:table-row>
        <table:table-row table:style-name="ro3" table:number-rows-repeated="2">
          <table:table-cell table:style-name="ce10" table:number-columns-repeated="11"/>
          <table:table-cell table:number-columns-repeated="9"/>
        </table:table-row>
        <table:table-row table:style-name="ro3" table:number-rows-repeated="17">
          <table:table-cell table:style-name="ce10"/>
          <table:table-cell table:number-columns-repeated="19"/>
        </table:table-row>
        <table:table-row table:style-name="ro3" table:number-rows-repeated="3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cal_InLoss" table:style-name="ta4">
        <table:table-column table:style-name="co3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row table:style-name="ro3">
          <table:table-cell table:style-name="ce54" office:value-type="string" calcext:value-type="string">
            <text:p>LB</text:p>
          </table:table-cell>
          <table:table-cell table:style-name="ce54" office:value-type="string" calcext:value-type="string">
            <text:p>Test</text:p>
          </table:table-cell>
          <table:table-cell table:style-name="ce54" office:value-type="string" calcext:value-type="string">
            <text:p>Site1</text:p>
          </table:table-cell>
          <table:table-cell table:style-name="ce54" office:value-type="string" calcext:value-type="string">
            <text:p>Site2</text:p>
          </table:table-cell>
          <table:table-cell table:style-name="ce54" office:value-type="string" calcext:value-type="string">
            <text:p>Site3</text:p>
          </table:table-cell>
          <table:table-cell table:style-name="ce54" office:value-type="string" calcext:value-type="string">
            <text:p>Site4</text:p>
          </table:table-cell>
          <table:table-cell table:style-name="ce54" office:value-type="string" calcext:value-type="string">
            <text:p>Site5</text:p>
          </table:table-cell>
          <table:table-cell table:style-name="ce54" office:value-type="string" calcext:value-type="string">
            <text:p>Site6</text:p>
          </table:table-cell>
          <table:table-cell table:style-name="ce54" office:value-type="string" calcext:value-type="string">
            <text:p>Site7</text:p>
          </table:table-cell>
          <table:table-cell table:style-name="ce44" office:value-type="string" calcext:value-type="string">
            <text:p>Site8</text:p>
          </table:table-cell>
          <table:table-cell table:style-name="ce54"/>
          <table:table-cell table:style-name="ce44"/>
          <table:table-cell table:style-name="ce54"/>
          <table:table-cell table:style-name="ce44" table:number-columns-repeated="6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HB1_IN1_MHB1_OUT_B41</text:p>
          </table:table-cell>
          <table:table-cell office:value-type="float" office:value="5.76906094943579" calcext:value-type="float">
            <text:p>5.7690609494</text:p>
          </table:table-cell>
          <table:table-cell office:value-type="float" office:value="6.229709970040341" calcext:value-type="float">
            <text:p>6.22970997</text:p>
          </table:table-cell>
          <table:table-cell office:value-type="float" office:value="7.301982697313081" calcext:value-type="float">
            <text:p>7.3019826973</text:p>
          </table:table-cell>
          <table:table-cell office:value-type="float" office:value="8.25561906094944" calcext:value-type="float">
            <text:p>8.2556190609</text:p>
          </table:table-cell>
          <table:table-cell office:value-type="float" office:value="9.629255424585802" calcext:value-type="float">
            <text:p>9.6292554246</text:p>
          </table:table-cell>
          <table:table-cell office:value-type="float" office:value="0.0" calcext:value-type="float">
            <text:p>0</text:p>
          </table:table-cell>
          <table:table-cell office:value-type="float" office:value="4.440892098500626E-16" calcext:value-type="float">
            <text:p>0</text:p>
          </table:table-cell>
          <table:table-cell office:value-type="float" office:value="4.440892098500626E-16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HB1_IN2_MHB1_OUT_B40</text:p>
          </table:table-cell>
          <table:table-cell office:value-type="float" office:value="4.54755888477018" calcext:value-type="float">
            <text:p>4.5475588848</text:p>
          </table:table-cell>
          <table:table-cell office:value-type="float" office:value="4.93619524840654" calcext:value-type="float">
            <text:p>4.9361952484</text:p>
          </table:table-cell>
          <table:table-cell office:value-type="float" office:value="5.90755888477017" calcext:value-type="float">
            <text:p>5.9075588848</text:p>
          </table:table-cell>
          <table:table-cell office:value-type="float" office:value="6.445286157497451" calcext:value-type="float">
            <text:p>6.4452861575</text:p>
          </table:table-cell>
          <table:table-cell office:value-type="float" office:value="7.757558884770171" calcext:value-type="float">
            <text:p>7.7575588848</text:p>
          </table:table-cell>
          <table:table-cell office:value-type="float" office:value="8.971649793861078" calcext:value-type="float">
            <text:p>8.9716497939</text:p>
          </table:table-cell>
          <table:table-cell office:value-type="float" office:value="9.52574070295199" calcext:value-type="float">
            <text:p>9.525740703</text:p>
          </table:table-cell>
          <table:table-cell office:value-type="float" office:value="0.0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0" office:value-type="string" calcext:value-type="string">
            <text:p>HB1_IN2_MHB3_OUT_B4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HB2_IN1_MHB2_OUT_B38</text:p>
          </table:table-cell>
          <table:table-cell office:value-type="float" office:value="4.856805422316" calcext:value-type="float">
            <text:p>4.8568054223</text:p>
          </table:table-cell>
          <table:table-cell office:value-type="float" office:value="5.05044178595236" calcext:value-type="float">
            <text:p>5.050441786</text:p>
          </table:table-cell>
          <table:table-cell office:value-type="float" office:value="5.91953269504328" calcext:value-type="float">
            <text:p>5.919532695</text:p>
          </table:table-cell>
          <table:table-cell office:value-type="float" office:value="6.909987240497818" calcext:value-type="float">
            <text:p>6.9099872405</text:p>
          </table:table-cell>
          <table:table-cell office:value-type="float" office:value="8.14453269504328" calcext:value-type="float">
            <text:p>8.144532695</text:p>
          </table:table-cell>
          <table:table-cell office:value-type="float" office:value="9.52771451322509" calcext:value-type="float">
            <text:p>9.5277145132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HB2_IN2_MHB2_OUT_B30</text:p>
          </table:table-cell>
          <table:table-cell office:value-type="float" office:value="4.81598081568197" calcext:value-type="float">
            <text:p>4.8159808157</text:p>
          </table:table-cell>
          <table:table-cell office:value-type="float" office:value="5.15961717931833" calcext:value-type="float">
            <text:p>5.1596171793</text:p>
          </table:table-cell>
          <table:table-cell office:value-type="float" office:value="5.52279899750015" calcext:value-type="float">
            <text:p>5.5227989975</text:p>
          </table:table-cell>
          <table:table-cell office:value-type="float" office:value="6.07552627022743" calcext:value-type="float">
            <text:p>6.0755262702</text:p>
          </table:table-cell>
          <table:table-cell office:value-type="float" office:value="8.173253542954702" calcext:value-type="float">
            <text:p>8.173253543</text:p>
          </table:table-cell>
          <table:table-cell office:value-type="float" office:value="9.17870808840924" calcext:value-type="float">
            <text:p>9.1787080884</text:p>
          </table:table-cell>
          <table:table-cell office:value-type="float" office:value="9.985071724772892" calcext:value-type="float">
            <text:p>9.9850717248</text:p>
          </table:table-cell>
          <table:table-cell office:value-type="float" office:value="0.0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0" office:value-type="string" calcext:value-type="string">
            <text:p>HB2_IN2_MHB3_OUT_B3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LB1_IN1_LB_OUT_B5</text:p>
          </table:table-cell>
          <table:table-cell office:value-type="float" office:value="2.7871752154700804" calcext:value-type="float">
            <text:p>2.7871752155</text:p>
          </table:table-cell>
          <table:table-cell office:value-type="float" office:value="2.62899339728826" calcext:value-type="float">
            <text:p>2.6289933973</text:p>
          </table:table-cell>
          <table:table-cell office:value-type="float" office:value="4.14717521547007" calcext:value-type="float">
            <text:p>4.1471752155</text:p>
          </table:table-cell>
          <table:table-cell office:value-type="float" office:value="5.19353885183371" calcext:value-type="float">
            <text:p>5.1935388518</text:p>
          </table:table-cell>
          <table:table-cell office:value-type="float" office:value="5.68762976092462" calcext:value-type="float">
            <text:p>5.6876297609</text:p>
          </table:table-cell>
          <table:table-cell office:value-type="float" office:value="6.86490248819735" calcext:value-type="float">
            <text:p>6.8649024882</text:p>
          </table:table-cell>
          <table:table-cell office:value-type="float" office:value="7.686266124560982" calcext:value-type="float">
            <text:p>7.6862661246</text:p>
          </table:table-cell>
          <table:table-cell office:value-type="float" office:value="9.143084306379167" calcext:value-type="float">
            <text:p>9.1430843064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LB1_IN2_LB_OUT_B28</text:p>
          </table:table-cell>
          <table:table-cell office:value-type="float" office:value="2.41872942540796" calcext:value-type="float">
            <text:p>2.4187294254</text:p>
          </table:table-cell>
          <table:table-cell office:value-type="float" office:value="2.30009306177159" calcext:value-type="float">
            <text:p>2.3000930618</text:p>
          </table:table-cell>
          <table:table-cell office:value-type="float" office:value="3.5850930617716" calcext:value-type="float">
            <text:p>3.5850930618</text:p>
          </table:table-cell>
          <table:table-cell office:value-type="float" office:value="4.70782033449887" calcext:value-type="float">
            <text:p>4.7078203345</text:p>
          </table:table-cell>
          <table:table-cell office:value-type="float" office:value="5.6000930617716" calcext:value-type="float">
            <text:p>5.6000930618</text:p>
          </table:table-cell>
          <table:table-cell office:value-type="float" office:value="6.80054760722614" calcext:value-type="float">
            <text:p>6.8005476072</text:p>
          </table:table-cell>
          <table:table-cell office:value-type="float" office:value="7.662820334498873" calcext:value-type="float">
            <text:p>7.6628203345</text:p>
          </table:table-cell>
          <table:table-cell office:value-type="float" office:value="8.818274879953412" calcext:value-type="float">
            <text:p>8.81827488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LB1_IN3_LB_OUT_B8</text:p>
          </table:table-cell>
          <table:table-cell office:value-type="float" office:value="2.04924419949239" calcext:value-type="float">
            <text:p>2.0492441995</text:p>
          </table:table-cell>
          <table:table-cell office:value-type="float" office:value="2.03424419949239" calcext:value-type="float">
            <text:p>2.0342441995</text:p>
          </table:table-cell>
          <table:table-cell office:value-type="float" office:value="3.6301532904014895" calcext:value-type="float">
            <text:p>3.6301532904</text:p>
          </table:table-cell>
          <table:table-cell office:value-type="float" office:value="4.75969874494694" calcext:value-type="float">
            <text:p>4.7596987449</text:p>
          </table:table-cell>
          <table:table-cell office:value-type="float" office:value="5.3942441994924" calcext:value-type="float">
            <text:p>5.3942441995</text:p>
          </table:table-cell>
          <table:table-cell office:value-type="float" office:value="6.58651692676513" calcext:value-type="float">
            <text:p>6.5865169268</text:p>
          </table:table-cell>
          <table:table-cell office:value-type="float" office:value="7.324698744946941" calcext:value-type="float">
            <text:p>7.3246987449</text:p>
          </table:table-cell>
          <table:table-cell office:value-type="float" office:value="8.879698744946937" calcext:value-type="float">
            <text:p>8.8796987449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LB1_IN4_LB_OUT_B13</text:p>
          </table:table-cell>
          <table:table-cell office:value-type="float" office:value="3.1963853291443094" calcext:value-type="float">
            <text:p>3.1963853291</text:p>
          </table:table-cell>
          <table:table-cell office:value-type="float" office:value="3.0504762382352197" calcext:value-type="float">
            <text:p>3.0504762382</text:p>
          </table:table-cell>
          <table:table-cell office:value-type="float" office:value="4.40365805641704" calcext:value-type="float">
            <text:p>4.4036580564</text:p>
          </table:table-cell>
          <table:table-cell office:value-type="float" office:value="5.50320351096249" calcext:value-type="float">
            <text:p>5.503203511</text:p>
          </table:table-cell>
          <table:table-cell office:value-type="float" office:value="6.32047623823522" calcext:value-type="float">
            <text:p>6.3204762382</text:p>
          </table:table-cell>
          <table:table-cell office:value-type="float" office:value="7.50865805641704" calcext:value-type="float">
            <text:p>7.5086580564</text:p>
          </table:table-cell>
          <table:table-cell office:value-type="float" office:value="8.20865805641704" calcext:value-type="float">
            <text:p>8.2086580564</text:p>
          </table:table-cell>
          <table:table-cell office:value-type="float" office:value="9.373658056417039" calcext:value-type="float">
            <text:p>9.3736580564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LB1_IN5_LB_OUT_B20</text:p>
          </table:table-cell>
          <table:table-cell office:value-type="float" office:value="3.53064662769179" calcext:value-type="float">
            <text:p>3.5306466277</text:p>
          </table:table-cell>
          <table:table-cell office:value-type="float" office:value="3.4611011731463304" calcext:value-type="float">
            <text:p>3.4611011731</text:p>
          </table:table-cell>
          <table:table-cell office:value-type="float" office:value="4.51973753678269" calcext:value-type="float">
            <text:p>4.5197375368</text:p>
          </table:table-cell>
          <table:table-cell office:value-type="float" office:value="5.67246480950996" calcext:value-type="float">
            <text:p>5.6724648095</text:p>
          </table:table-cell>
          <table:table-cell office:value-type="float" office:value="6.48291935496451" calcext:value-type="float">
            <text:p>6.482919355</text:p>
          </table:table-cell>
          <table:table-cell office:value-type="float" office:value="7.778828445873602" calcext:value-type="float">
            <text:p>7.7788284459</text:p>
          </table:table-cell>
          <table:table-cell office:value-type="float" office:value="8.21973753678269" calcext:value-type="float">
            <text:p>8.2197375368</text:p>
          </table:table-cell>
          <table:table-cell office:value-type="float" office:value="9.3588284458736" calcext:value-type="float">
            <text:p>9.3588284459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MB1_IN1_MHB1_OUT_B40</text:p>
          </table:table-cell>
          <table:table-cell office:value-type="float" office:value="5.38704434952222" calcext:value-type="float">
            <text:p>5.3870443495</text:p>
          </table:table-cell>
          <table:table-cell office:value-type="float" office:value="5.6379534404313105" calcext:value-type="float">
            <text:p>5.6379534404</text:p>
          </table:table-cell>
          <table:table-cell office:value-type="float" office:value="6.53158980406767" calcext:value-type="float">
            <text:p>6.5315898041</text:p>
          </table:table-cell>
          <table:table-cell office:value-type="float" office:value="7.646135258613128" calcext:value-type="float">
            <text:p>7.6461352586</text:p>
          </table:table-cell>
          <table:table-cell office:value-type="float" office:value="8.584771622249491" calcext:value-type="float">
            <text:p>8.5847716222</text:p>
          </table:table-cell>
          <table:table-cell office:value-type="float" office:value="9.624317076794952" calcext:value-type="float">
            <text:p>9.6243170768</text:p>
          </table:table-cell>
          <table:table-cell office:value-type="float" office:value="4.440892098500626E-16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MB1_IN2_MHB1_OUT_B3</text:p>
          </table:table-cell>
          <table:table-cell office:value-type="float" office:value="5.03019778858809" calcext:value-type="float">
            <text:p>5.0301977886</text:p>
          </table:table-cell>
          <table:table-cell office:value-type="float" office:value="5.046561424951731" calcext:value-type="float">
            <text:p>5.046561425</text:p>
          </table:table-cell>
          <table:table-cell office:value-type="float" office:value="6.564743243133549" calcext:value-type="float">
            <text:p>6.5647432431</text:p>
          </table:table-cell>
          <table:table-cell office:value-type="float" office:value="7.46792506131537" calcext:value-type="float">
            <text:p>7.4679250613</text:p>
          </table:table-cell>
          <table:table-cell office:value-type="float" office:value="8.29883415222446" calcext:value-type="float">
            <text:p>8.2988341522</text:p>
          </table:table-cell>
          <table:table-cell office:value-type="float" office:value="9.30565233404264" calcext:value-type="float">
            <text:p>9.305652334</text:p>
          </table:table-cell>
          <table:table-cell office:value-type="float" office:value="-4.440892098500626E-16" calcext:value-type="float">
            <text:p>-0</text:p>
          </table:table-cell>
          <table:table-cell office:value-type="float" office:value="0.0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0" office:value-type="string" calcext:value-type="string">
            <text:p>MB1_IN2_MHB3_OUT_B3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MB1_IN3_MHB1_OUT_B1</text:p>
          </table:table-cell>
          <table:table-cell office:value-type="float" office:value="6.266611106370119" calcext:value-type="float">
            <text:p>6.2666111064</text:p>
          </table:table-cell>
          <table:table-cell office:value-type="float" office:value="6.27070201546103" calcext:value-type="float">
            <text:p>6.2707020155</text:p>
          </table:table-cell>
          <table:table-cell office:value-type="float" office:value="7.02388383364285" calcext:value-type="float">
            <text:p>7.0238838336</text:p>
          </table:table-cell>
          <table:table-cell office:value-type="float" office:value="8.07979292455194" calcext:value-type="float">
            <text:p>8.0797929246</text:p>
          </table:table-cell>
          <table:table-cell office:value-type="float" office:value="9.202520197279208" calcext:value-type="float">
            <text:p>9.2025201973</text:p>
          </table:table-cell>
          <table:table-cell office:value-type="float" office:value="4.440892098500626E-16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4.440892098500626E-16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MB2_IN1_MHB2_OUT_B2</text:p>
          </table:table-cell>
          <table:table-cell office:value-type="float" office:value="6.30130713037728" calcext:value-type="float">
            <text:p>6.3013071304</text:p>
          </table:table-cell>
          <table:table-cell office:value-type="float" office:value="6.4240344031045495" calcext:value-type="float">
            <text:p>6.4240344031</text:p>
          </table:table-cell>
          <table:table-cell office:value-type="float" office:value="7.104943494013639" calcext:value-type="float">
            <text:p>7.104943494</text:p>
          </table:table-cell>
          <table:table-cell office:value-type="float" office:value="8.3244889485591" calcext:value-type="float">
            <text:p>8.3244889486</text:p>
          </table:table-cell>
          <table:table-cell office:value-type="float" office:value="9.74312531219546" calcext:value-type="float">
            <text:p>9.7431253122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MB2_IN2_MHB2_OUT_B11</text:p>
          </table:table-cell>
          <table:table-cell office:value-type="float" office:value="4.19984826915583" calcext:value-type="float">
            <text:p>4.1998482692</text:p>
          </table:table-cell>
          <table:table-cell office:value-type="float" office:value="4.27212099642856" calcext:value-type="float">
            <text:p>4.2721209964</text:p>
          </table:table-cell>
          <table:table-cell office:value-type="float" office:value="5.779393723701281" calcext:value-type="float">
            <text:p>5.7793937237</text:p>
          </table:table-cell>
          <table:table-cell office:value-type="float" office:value="6.07848463279219" calcext:value-type="float">
            <text:p>6.0784846328</text:p>
          </table:table-cell>
          <table:table-cell office:value-type="float" office:value="7.05530281461037" calcext:value-type="float">
            <text:p>7.0553028146</text:p>
          </table:table-cell>
          <table:table-cell office:value-type="float" office:value="8.258484632792202" calcext:value-type="float">
            <text:p>8.2584846328</text:p>
          </table:table-cell>
          <table:table-cell office:value-type="float" office:value="9.075757360064918" calcext:value-type="float">
            <text:p>9.0757573601</text:p>
          </table:table-cell>
          <table:table-cell office:value-type="float" office:value="-4.440892098500626E-16" calcext:value-type="float">
            <text:p>-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0" office:value-type="string" calcext:value-type="string">
            <text:p>MB2_IN2_MHB3_OUT_B11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4" office:value-type="string" calcext:value-type="string">
            <text:p>MB2_IN3_MHB2_OUT_B39</text:p>
          </table:table-cell>
          <table:table-cell office:value-type="float" office:value="5.54865603517306" calcext:value-type="float">
            <text:p>5.5486560352</text:p>
          </table:table-cell>
          <table:table-cell office:value-type="float" office:value="5.562292398809431" calcext:value-type="float">
            <text:p>5.5622923988</text:p>
          </table:table-cell>
          <table:table-cell office:value-type="float" office:value="6.275928762445789" calcext:value-type="float">
            <text:p>6.2759287624</text:p>
          </table:table-cell>
          <table:table-cell office:value-type="float" office:value="7.17365603517306" calcext:value-type="float">
            <text:p>7.1736560352</text:p>
          </table:table-cell>
          <table:table-cell office:value-type="float" office:value="8.303201489718512" calcext:value-type="float">
            <text:p>8.3032014897</text:p>
          </table:table-cell>
          <table:table-cell office:value-type="float" office:value="9.582746944263969" calcext:value-type="float">
            <text:p>9.5827469443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>
          <table:table-cell table:style-name="ce54" office:value-type="float" office:value="2" calcext:value-type="float">
            <text:p>2</text:p>
          </table:table-cell>
          <table:table-cell table:style-name="ce40" office:value-type="string" calcext:value-type="string">
            <text:p>MUX_IN1_MHB3_OUT_B23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office:value-type="float" office:value="0.0" calcext:value-type="float">
            <text:p>0</text:p>
          </table:table-cell>
          <table:table-cell table:number-columns-repeated="4"/>
          <table:table-cell table:style-name="ce44"/>
          <table:table-cell table:number-columns-repeated="3"/>
          <table:table-cell table:style-name="ce44"/>
        </table:table-row>
        <table:table-row table:style-name="ro3" table:number-rows-repeated="2">
          <table:table-cell table:style-name="ce44" table:number-columns-repeated="7"/>
          <table:table-cell/>
          <table:table-cell table:style-name="ce44" table:number-columns-repeated="11"/>
        </table:table-row>
        <table:table-row table:style-name="ro3" table:number-rows-repeated="2">
          <table:table-cell table:style-name="ce44" table:number-columns-repeated="2"/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5"/>
          <table:table-cell table:style-name="ce44"/>
          <table:table-cell table:number-columns-repeated="2"/>
        </table:table-row>
        <table:table-row table:style-name="ro3">
          <table:table-cell table:style-name="ce44"/>
          <table:table-cell table:style-name="ce40"/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5"/>
          <table:table-cell table:style-name="ce44"/>
          <table:table-cell table:number-columns-repeated="2"/>
        </table:table-row>
        <table:table-row table:style-name="ro3" table:number-rows-repeated="2">
          <table:table-cell table:style-name="ce44" table:number-columns-repeated="2"/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5"/>
          <table:table-cell table:style-name="ce44"/>
          <table:table-cell table:number-columns-repeated="2"/>
        </table:table-row>
        <table:table-row table:style-name="ro3">
          <table:table-cell table:style-name="ce44"/>
          <table:table-cell table:style-name="ce40"/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5"/>
          <table:table-cell table:style-name="ce44"/>
          <table:table-cell table:number-columns-repeated="2"/>
        </table:table-row>
        <table:table-row table:style-name="ro3" table:number-rows-repeated="7">
          <table:table-cell table:style-name="ce44" table:number-columns-repeated="2"/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5"/>
          <table:table-cell table:style-name="ce44"/>
          <table:table-cell table:number-columns-repeated="2"/>
        </table:table-row>
        <table:table-row table:style-name="ro3">
          <table:table-cell table:style-name="ce44"/>
          <table:table-cell table:style-name="ce40"/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5"/>
          <table:table-cell table:style-name="ce44"/>
          <table:table-cell table:number-columns-repeated="2"/>
        </table:table-row>
        <table:table-row table:style-name="ro3" table:number-rows-repeated="3">
          <table:table-cell table:style-name="ce44" table:number-columns-repeated="2"/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5"/>
          <table:table-cell table:style-name="ce44"/>
          <table:table-cell table:number-columns-repeated="2"/>
        </table:table-row>
        <table:table-row table:style-name="ro3">
          <table:table-cell table:style-name="ce44"/>
          <table:table-cell table:style-name="ce40"/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5"/>
          <table:table-cell table:style-name="ce44"/>
          <table:table-cell table:number-columns-repeated="2"/>
        </table:table-row>
        <table:table-row table:style-name="ro3">
          <table:table-cell table:style-name="ce44" table:number-columns-repeated="2"/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5"/>
          <table:table-cell table:style-name="ce44"/>
          <table:table-cell table:number-columns-repeated="2"/>
        </table:table-row>
        <table:table-row table:style-name="ro3">
          <table:table-cell table:style-name="ce44"/>
          <table:table-cell table:style-name="ce40"/>
          <table:table-cell table:number-columns-repeated="5"/>
          <table:table-cell table:style-name="ce44"/>
          <table:table-cell table:number-columns-repeated="2"/>
          <table:table-cell table:style-name="ce44"/>
          <table:table-cell table:number-columns-repeated="5"/>
          <table:table-cell table:style-name="ce44"/>
          <table:table-cell table:number-columns-repeated="2"/>
        </table:table-row>
        <table:table-row table:style-name="ro3" table:number-rows-repeated="2">
          <table:table-cell table:style-name="ce44" table:number-columns-repeated="7"/>
          <table:table-cell/>
          <table:table-cell table:style-name="ce44" table:number-columns-repeated="11"/>
        </table:table-row>
        <table:table-row table:style-name="ro3" table:number-rows-repeated="2">
          <table:table-cell table:style-name="ce44" table:number-columns-repeated="2"/>
          <table:table-cell table:number-columns-repeated="5"/>
          <table:table-cell table:style-name="ce44"/>
          <table:table-cell table:number-columns-repeated="2"/>
          <table:table-cell table:style-name="ce44" table:number-columns-repeated="9"/>
        </table:table-row>
        <table:table-row table:style-name="ro3">
          <table:table-cell table:style-name="ce44"/>
          <table:table-cell table:style-name="ce40"/>
          <table:table-cell table:number-columns-repeated="5"/>
          <table:table-cell table:style-name="ce44"/>
          <table:table-cell table:number-columns-repeated="2"/>
          <table:table-cell table:style-name="ce44" table:number-columns-repeated="9"/>
        </table:table-row>
        <table:table-row table:style-name="ro3" table:number-rows-repeated="2">
          <table:table-cell table:style-name="ce44" table:number-columns-repeated="2"/>
          <table:table-cell table:number-columns-repeated="5"/>
          <table:table-cell table:style-name="ce44"/>
          <table:table-cell table:number-columns-repeated="2"/>
          <table:table-cell table:style-name="ce44" table:number-columns-repeated="9"/>
        </table:table-row>
        <table:table-row table:style-name="ro3">
          <table:table-cell table:style-name="ce44"/>
          <table:table-cell table:style-name="ce40"/>
          <table:table-cell table:number-columns-repeated="5"/>
          <table:table-cell table:style-name="ce44"/>
          <table:table-cell table:number-columns-repeated="2"/>
          <table:table-cell table:style-name="ce44" table:number-columns-repeated="9"/>
        </table:table-row>
        <table:table-row table:style-name="ro3" table:number-rows-repeated="7">
          <table:table-cell table:style-name="ce44" table:number-columns-repeated="2"/>
          <table:table-cell table:number-columns-repeated="5"/>
          <table:table-cell table:style-name="ce44"/>
          <table:table-cell table:number-columns-repeated="2"/>
          <table:table-cell table:style-name="ce44" table:number-columns-repeated="9"/>
        </table:table-row>
        <table:table-row table:style-name="ro3">
          <table:table-cell table:style-name="ce44"/>
          <table:table-cell table:style-name="ce40"/>
          <table:table-cell table:number-columns-repeated="5"/>
          <table:table-cell table:style-name="ce44"/>
          <table:table-cell table:number-columns-repeated="2"/>
          <table:table-cell table:style-name="ce44" table:number-columns-repeated="9"/>
        </table:table-row>
        <table:table-row table:style-name="ro3" table:number-rows-repeated="3">
          <table:table-cell table:style-name="ce44" table:number-columns-repeated="2"/>
          <table:table-cell table:number-columns-repeated="5"/>
          <table:table-cell table:style-name="ce44"/>
          <table:table-cell table:number-columns-repeated="2"/>
          <table:table-cell table:style-name="ce44" table:number-columns-repeated="9"/>
        </table:table-row>
        <table:table-row table:style-name="ro3">
          <table:table-cell table:style-name="ce44"/>
          <table:table-cell table:style-name="ce40"/>
          <table:table-cell table:number-columns-repeated="5"/>
          <table:table-cell table:style-name="ce44"/>
          <table:table-cell table:number-columns-repeated="2"/>
          <table:table-cell table:style-name="ce44" table:number-columns-repeated="9"/>
        </table:table-row>
        <table:table-row table:style-name="ro3">
          <table:table-cell table:style-name="ce44" table:number-columns-repeated="2"/>
          <table:table-cell table:number-columns-repeated="5"/>
          <table:table-cell table:style-name="ce44"/>
          <table:table-cell table:number-columns-repeated="2"/>
          <table:table-cell table:style-name="ce44" table:number-columns-repeated="9"/>
        </table:table-row>
        <table:table-row table:style-name="ro3">
          <table:table-cell table:style-name="ce44"/>
          <table:table-cell table:style-name="ce40"/>
          <table:table-cell table:number-columns-repeated="5"/>
          <table:table-cell table:style-name="ce44"/>
          <table:table-cell table:number-columns-repeated="2"/>
          <table:table-cell table:style-name="ce44" table:number-columns-repeated="9"/>
        </table:table-row>
        <table:table-row table:style-name="ro3" table:number-rows-repeated="3">
          <table:table-cell table:style-name="ce44" table:number-columns-repeated="19"/>
        </table:table-row>
        <table:table-row table:style-name="ro3">
          <table:table-cell table:style-name="ce44" table:number-columns-repeated="8"/>
          <table:table-cell/>
          <table:table-cell table:style-name="ce44"/>
          <table:table-cell/>
          <table:table-cell table:style-name="ce44" table:number-columns-repeated="8"/>
        </table:table-row>
        <table:table-row table:style-name="ro3">
          <table:table-cell table:style-name="ce44" table:number-columns-repeated="3"/>
          <table:table-cell table:number-columns-repeated="5"/>
          <table:table-cell table:style-name="ce44"/>
          <table:table-cell table:number-columns-repeated="2"/>
          <table:table-cell table:style-name="ce44" table:number-columns-repeated="8"/>
        </table:table-row>
        <table:table-row table:style-name="ro3">
          <table:table-cell table:style-name="ce44" table:number-columns-repeated="3"/>
          <table:table-cell table:number-columns-repeated="5"/>
          <table:table-cell table:style-name="ce44"/>
          <table:table-cell/>
          <table:table-cell table:style-name="ce44" table:number-columns-repeated="9"/>
        </table:table-row>
        <table:table-row table:style-name="ro3">
          <table:table-cell table:style-name="ce44"/>
          <table:table-cell table:style-name="ce58"/>
          <table:table-cell table:style-name="ce44"/>
          <table:table-cell table:number-columns-repeated="5"/>
          <table:table-cell table:style-name="ce44"/>
          <table:table-cell/>
          <table:table-cell table:style-name="ce44" table:number-columns-repeated="9"/>
        </table:table-row>
        <table:table-row table:style-name="ro3" table:number-rows-repeated="2">
          <table:table-cell table:style-name="ce44" table:number-columns-repeated="3"/>
          <table:table-cell table:number-columns-repeated="5"/>
          <table:table-cell table:style-name="ce44"/>
          <table:table-cell/>
          <table:table-cell table:style-name="ce44" table:number-columns-repeated="9"/>
        </table:table-row>
        <table:table-row table:style-name="ro3">
          <table:table-cell table:style-name="ce44"/>
          <table:table-cell table:style-name="ce58"/>
          <table:table-cell table:style-name="ce44"/>
          <table:table-cell table:number-columns-repeated="5"/>
          <table:table-cell table:style-name="ce44"/>
          <table:table-cell/>
          <table:table-cell table:style-name="ce44" table:number-columns-repeated="9"/>
        </table:table-row>
        <table:table-row table:style-name="ro3" table:number-rows-repeated="7">
          <table:table-cell table:style-name="ce44" table:number-columns-repeated="3"/>
          <table:table-cell table:number-columns-repeated="5"/>
          <table:table-cell table:style-name="ce44"/>
          <table:table-cell/>
          <table:table-cell table:style-name="ce44" table:number-columns-repeated="9"/>
        </table:table-row>
        <table:table-row table:style-name="ro3">
          <table:table-cell table:style-name="ce44"/>
          <table:table-cell table:style-name="ce58"/>
          <table:table-cell table:style-name="ce44"/>
          <table:table-cell table:number-columns-repeated="5"/>
          <table:table-cell table:style-name="ce44"/>
          <table:table-cell/>
          <table:table-cell table:style-name="ce44" table:number-columns-repeated="9"/>
        </table:table-row>
        <table:table-row table:style-name="ro3" table:number-rows-repeated="3">
          <table:table-cell table:style-name="ce44" table:number-columns-repeated="3"/>
          <table:table-cell table:number-columns-repeated="5"/>
          <table:table-cell table:style-name="ce44"/>
          <table:table-cell/>
          <table:table-cell table:style-name="ce44" table:number-columns-repeated="9"/>
        </table:table-row>
        <table:table-row table:style-name="ro3">
          <table:table-cell table:style-name="ce44"/>
          <table:table-cell table:style-name="ce58"/>
          <table:table-cell table:style-name="ce44"/>
          <table:table-cell table:number-columns-repeated="5"/>
          <table:table-cell table:style-name="ce44"/>
          <table:table-cell/>
          <table:table-cell table:style-name="ce44" table:number-columns-repeated="9"/>
        </table:table-row>
        <table:table-row table:style-name="ro3">
          <table:table-cell table:style-name="ce44" table:number-columns-repeated="3"/>
          <table:table-cell table:number-columns-repeated="5"/>
          <table:table-cell table:style-name="ce44"/>
          <table:table-cell/>
          <table:table-cell table:style-name="ce44" table:number-columns-repeated="9"/>
        </table:table-row>
        <table:table-row table:style-name="ro3">
          <table:table-cell table:style-name="ce44"/>
          <table:table-cell table:style-name="ce58"/>
          <table:table-cell table:style-name="ce44"/>
          <table:table-cell table:number-columns-repeated="5"/>
          <table:table-cell table:style-name="ce44"/>
          <table:table-cell/>
          <table:table-cell table:style-name="ce44" table:number-columns-repeated="9"/>
        </table:table-row>
        <table:table-row table:style-name="ro3" table:number-rows-repeated="311">
          <table:table-cell table:style-name="ce44" table:number-columns-repeated="19"/>
        </table:table-row>
      </table:table>
      <table:table table:name="cal_OutLoss" table:style-name="ta4">
        <table:table-column table:style-name="co3" table:default-cell-style-name="ce48"/>
        <table:table-column table:style-name="co17" table:default-cell-style-name="ce48"/>
        <table:table-column table:style-name="co18" table:default-cell-style-name="ce48"/>
        <table:table-column table:style-name="co15" table:default-cell-style-name="ce48"/>
        <table:table-column table:style-name="co3" table:default-cell-style-name="ce48"/>
        <table:table-column table:style-name="co3" table:default-cell-style-name="ce48"/>
        <table:table-column table:style-name="co3" table:default-cell-style-name="ce48"/>
        <table:table-column table:style-name="co3" table:default-cell-style-name="ce48"/>
        <table:table-column table:style-name="co3" table:default-cell-style-name="ce48"/>
        <table:table-column table:style-name="co15" table:default-cell-style-name="ce48"/>
        <table:table-column table:style-name="co15" table:default-cell-style-name="ce48"/>
        <table:table-column table:style-name="co15" table:default-cell-style-name="ce48"/>
        <table:table-column table:style-name="co15" table:default-cell-style-name="ce48"/>
        <table:table-column table:style-name="co15" table:default-cell-style-name="ce48"/>
        <table:table-column table:style-name="co15" table:default-cell-style-name="ce48"/>
        <table:table-column table:style-name="co15" table:default-cell-style-name="ce48"/>
        <table:table-column table:style-name="co15" table:default-cell-style-name="ce48"/>
        <table:table-column table:style-name="co15" table:default-cell-style-name="ce48"/>
        <table:table-column table:style-name="co3" table:default-cell-style-name="ce48"/>
        <table:table-column table:style-name="co3" table:default-cell-style-name="ce48"/>
        <table:table-row table:style-name="ro3">
          <table:table-cell table:style-name="ce61" office:value-type="string" calcext:value-type="string">
            <text:p>LB</text:p>
          </table:table-cell>
          <table:table-cell table:style-name="ce61" office:value-type="string" calcext:value-type="string">
            <text:p>Test</text:p>
          </table:table-cell>
          <table:table-cell table:style-name="ce61" office:value-type="string" calcext:value-type="string">
            <text:p>Frequency</text:p>
          </table:table-cell>
          <table:table-cell table:style-name="ce61" office:value-type="string" calcext:value-type="string">
            <text:p>Site1</text:p>
          </table:table-cell>
          <table:table-cell table:style-name="ce61" office:value-type="string" calcext:value-type="string">
            <text:p>Site2</text:p>
          </table:table-cell>
          <table:table-cell table:style-name="ce61" office:value-type="string" calcext:value-type="string">
            <text:p>Site3</text:p>
          </table:table-cell>
          <table:table-cell table:style-name="ce61" office:value-type="string" calcext:value-type="string">
            <text:p>Site4</text:p>
          </table:table-cell>
          <table:table-cell table:style-name="ce61" office:value-type="string" calcext:value-type="string">
            <text:p>Site5</text:p>
          </table:table-cell>
          <table:table-cell table:style-name="ce61" office:value-type="string" calcext:value-type="string">
            <text:p>Site6</text:p>
          </table:table-cell>
          <table:table-cell office:value-type="string" calcext:value-type="string">
            <text:p>Site7</text:p>
          </table:table-cell>
          <table:table-cell office:value-type="string" calcext:value-type="string">
            <text:p>Site8</text:p>
          </table:table-cell>
          <table:table-cell/>
          <table:table-cell table:style-name="ce61"/>
          <table:table-cell/>
          <table:table-cell table:style-name="ce61"/>
          <table:table-cell table:number-columns-repeated="5"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HB1_IN1_MHB1_OUT_B41</text:p>
          </table:table-cell>
          <table:table-cell office:value-type="float" office:value="2593.0" calcext:value-type="float">
            <text:p>2593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HB1_IN2_MHB1_OUT_B40</text:p>
          </table:table-cell>
          <table:table-cell office:value-type="float" office:value="2350.0" calcext:value-type="float">
            <text:p>235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HB1_IN2_MHB3_OUT_B40</text:p>
          </table:table-cell>
          <table:table-cell office:value-type="float" office:value="2350.0" calcext:value-type="float">
            <text:p>235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HB2_IN1_MHB2_OUT_B38</text:p>
          </table:table-cell>
          <table:table-cell office:value-type="float" office:value="2595.0" calcext:value-type="float">
            <text:p>259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HB2_IN2_MHB2_OUT_B30</text:p>
          </table:table-cell>
          <table:table-cell office:value-type="float" office:value="2355.0" calcext:value-type="float">
            <text:p>235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HB2_IN2_MHB3_OUT_B30</text:p>
          </table:table-cell>
          <table:table-cell office:value-type="float" office:value="2355.0" calcext:value-type="float">
            <text:p>235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LB1_IN1_LB_OUT_B5</text:p>
          </table:table-cell>
          <table:table-cell office:value-type="float" office:value="881.5" calcext:value-type="float">
            <text:p>881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LB1_IN2_LB_OUT_B28</text:p>
          </table:table-cell>
          <table:table-cell office:value-type="float" office:value="780.5" calcext:value-type="float">
            <text:p>780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LB1_IN3_LB_OUT_B8</text:p>
          </table:table-cell>
          <table:table-cell office:value-type="float" office:value="942.5" calcext:value-type="float">
            <text:p>942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LB1_IN4_LB_OUT_B13</text:p>
          </table:table-cell>
          <table:table-cell office:value-type="float" office:value="751.0" calcext:value-type="float">
            <text:p>751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LB1_IN5_LB_OUT_B20</text:p>
          </table:table-cell>
          <table:table-cell office:value-type="float" office:value="806.0" calcext:value-type="float">
            <text:p>806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MB1_IN1_MHB1_OUT_B40</text:p>
          </table:table-cell>
          <table:table-cell office:value-type="float" office:value="2350.0" calcext:value-type="float">
            <text:p>235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MB1_IN2_MHB1_OUT_B3</text:p>
          </table:table-cell>
          <table:table-cell office:value-type="float" office:value="1842.5" calcext:value-type="float">
            <text:p>1842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MB1_IN2_MHB3_OUT_B3</text:p>
          </table:table-cell>
          <table:table-cell office:value-type="float" office:value="1842.5" calcext:value-type="float">
            <text:p>1842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MB1_IN3_MHB1_OUT_B1</text:p>
          </table:table-cell>
          <table:table-cell office:value-type="float" office:value="2140.0" calcext:value-type="float">
            <text:p>214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MB2_IN1_MHB2_OUT_B2</text:p>
          </table:table-cell>
          <table:table-cell office:value-type="float" office:value="1960.0" calcext:value-type="float">
            <text:p>196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MB2_IN2_MHB2_OUT_B11</text:p>
          </table:table-cell>
          <table:table-cell office:value-type="float" office:value="1485.9" calcext:value-type="float">
            <text:p>1485.9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MB2_IN2_MHB3_OUT_B11</text:p>
          </table:table-cell>
          <table:table-cell office:value-type="float" office:value="1485.9" calcext:value-type="float">
            <text:p>1485.9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MB2_IN3_MHB2_OUT_B39</text:p>
          </table:table-cell>
          <table:table-cell office:value-type="float" office:value="1900.0" calcext:value-type="float">
            <text:p>190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table:style-name="ce60" office:value-type="string" calcext:value-type="string">
            <text:p>MUX_IN1_MHB3_OUT_B23</text:p>
          </table:table-cell>
          <table:table-cell office:value-type="float" office:value="2190.0" calcext:value-type="float">
            <text:p>219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</table:table-row>
        <table:table-row table:style-name="ro3">
          <table:table-cell table:style-name="ce57"/>
          <table:table-cell table:number-columns-repeated="7"/>
          <table:table-cell table:style-name="Default"/>
          <table:table-cell table:number-columns-repeated="11"/>
        </table:table-row>
        <table:table-row table:style-name="ro3" table:number-rows-repeated="2">
          <table:table-cell table:style-name="ce57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 table:style-name="ce57"/>
          <table:table-cell table:style-name="ce60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3" table:number-rows-repeated="2">
          <table:table-cell table:style-name="ce57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 table:style-name="ce57"/>
          <table:table-cell table:style-name="ce60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3" table:number-rows-repeated="7">
          <table:table-cell table:style-name="ce57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 table:style-name="ce57"/>
          <table:table-cell table:style-name="ce60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3" table:number-rows-repeated="3">
          <table:table-cell table:style-name="ce57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 table:style-name="ce57"/>
          <table:table-cell table:style-name="ce60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 table:style-name="ce57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 table:style-name="ce57"/>
          <table:table-cell table:style-name="ce60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 table:style-name="ce57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style-name="ce57"/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8"/>
        </table:table-row>
        <table:table-row table:style-name="ro3">
          <table:table-cell table:style-name="ce57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 table:style-name="ce57"/>
          <table:table-cell table:style-name="ce60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 table:number-rows-repeated="2"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/>
          <table:table-cell table:style-name="ce60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 table:number-rows-repeated="7"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/>
          <table:table-cell table:style-name="ce60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 table:number-rows-repeated="3"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/>
          <table:table-cell table:style-name="ce60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/>
          <table:table-cell table:style-name="ce60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 table:number-rows-repeated="336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cal_OutLossL" table:style-name="ta4">
        <table:table-column table:style-name="co15" table:default-cell-style-name="ce31"/>
        <table:table-column table:style-name="co13" table:default-cell-style-name="ce31"/>
        <table:table-column table:style-name="co15" table:default-cell-style-name="ce31"/>
        <table:table-column table:style-name="co15" table:default-cell-style-name="ce31"/>
        <table:table-column table:style-name="co15" table:default-cell-style-name="ce31"/>
        <table:table-column table:style-name="co15" table:default-cell-style-name="ce31"/>
        <table:table-column table:style-name="co15" table:default-cell-style-name="ce31"/>
        <table:table-column table:style-name="co15" table:default-cell-style-name="ce31"/>
        <table:table-column table:style-name="co15" table:default-cell-style-name="ce31"/>
        <table:table-column table:style-name="co15" table:default-cell-style-name="ce31"/>
        <table:table-column table:style-name="co15" table:default-cell-style-name="ce31"/>
        <table:table-column table:style-name="co16" table:default-cell-style-name="ce31"/>
        <table:table-column table:style-name="co15" table:default-cell-style-name="ce31"/>
        <table:table-column table:style-name="co15" table:default-cell-style-name="ce31"/>
        <table:table-column table:style-name="co15" table:default-cell-style-name="ce31"/>
        <table:table-column table:style-name="co15" table:default-cell-style-name="ce31"/>
        <table:table-column table:style-name="co15" table:default-cell-style-name="ce31"/>
        <table:table-column table:style-name="co15" table:default-cell-style-name="ce31"/>
        <table:table-column table:style-name="co3" table:default-cell-style-name="ce31"/>
        <table:table-column table:style-name="co3" table:default-cell-style-name="ce31"/>
        <table:table-row table:style-name="ro3">
          <table:table-cell table:style-name="ce46" office:value-type="string" calcext:value-type="string">
            <text:p>LB</text:p>
          </table:table-cell>
          <table:table-cell table:style-name="ce46" office:value-type="string" calcext:value-type="string">
            <text:p>Test</text:p>
          </table:table-cell>
          <table:table-cell table:style-name="ce46" office:value-type="string" calcext:value-type="string">
            <text:p>Frequency</text:p>
          </table:table-cell>
          <table:table-cell table:style-name="ce46" office:value-type="string" calcext:value-type="string">
            <text:p>Site1</text:p>
          </table:table-cell>
          <table:table-cell table:style-name="ce46" office:value-type="string" calcext:value-type="string">
            <text:p>Site2</text:p>
          </table:table-cell>
          <table:table-cell table:style-name="ce46" office:value-type="string" calcext:value-type="string">
            <text:p>Site3</text:p>
          </table:table-cell>
          <table:table-cell table:style-name="ce46" office:value-type="string" calcext:value-type="string">
            <text:p>Site4</text:p>
          </table:table-cell>
          <table:table-cell table:style-name="ce46" office:value-type="string" calcext:value-type="string">
            <text:p>Site5</text:p>
          </table:table-cell>
          <table:table-cell table:style-name="ce46" office:value-type="string" calcext:value-type="string">
            <text:p>Site6</text:p>
          </table:table-cell>
          <table:table-cell office:value-type="string" calcext:value-type="string">
            <text:p>Site7</text:p>
          </table:table-cell>
          <table:table-cell office:value-type="string" calcext:value-type="string">
            <text:p>Site8</text:p>
          </table:table-cell>
          <table:table-cell table:style-name="ce46"/>
          <table:table-cell/>
          <table:table-cell table:style-name="ce46"/>
          <table:table-cell table:number-columns-repeated="6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HB1_IN1_MHB1_OUT_B41</text:p>
          </table:table-cell>
          <table:table-cell office:value-type="float" office:value="2593.0" calcext:value-type="float">
            <text:p>2593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HB1_IN2_MHB1_OUT_B40</text:p>
          </table:table-cell>
          <table:table-cell office:value-type="float" office:value="2350.0" calcext:value-type="float">
            <text:p>235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HB2_IN1_MHB2_OUT_B38</text:p>
          </table:table-cell>
          <table:table-cell office:value-type="float" office:value="2595.0" calcext:value-type="float">
            <text:p>259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HB2_IN2_MHB2_OUT_B30</text:p>
          </table:table-cell>
          <table:table-cell office:value-type="float" office:value="2355.0" calcext:value-type="float">
            <text:p>235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 table:style-name="ce42"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LB1_IN1_LB_OUT_B5</text:p>
          </table:table-cell>
          <table:table-cell office:value-type="float" office:value="881.5" calcext:value-type="float">
            <text:p>881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 table:style-name="ce42"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LB1_IN2_LB_OUT_B28</text:p>
          </table:table-cell>
          <table:table-cell office:value-type="float" office:value="780.5" calcext:value-type="float">
            <text:p>780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 table:style-name="ce42"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LB1_IN3_LB_OUT_B8</text:p>
          </table:table-cell>
          <table:table-cell office:value-type="float" office:value="942.5" calcext:value-type="float">
            <text:p>942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 table:style-name="ce42"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LB1_IN4_LB_OUT_B13</text:p>
          </table:table-cell>
          <table:table-cell office:value-type="float" office:value="751.0" calcext:value-type="float">
            <text:p>751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 table:style-name="ce42"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LB1_IN5_LB_OUT_B20</text:p>
          </table:table-cell>
          <table:table-cell office:value-type="float" office:value="806.0" calcext:value-type="float">
            <text:p>806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 table:style-name="ce42"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MB1_IN1_MHB1_OUT_B40</text:p>
          </table:table-cell>
          <table:table-cell office:value-type="float" office:value="2350.0" calcext:value-type="float">
            <text:p>235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 table:style-name="ce42"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MB1_IN2_MHB1_OUT_B3</text:p>
          </table:table-cell>
          <table:table-cell office:value-type="float" office:value="1842.5" calcext:value-type="float">
            <text:p>1842.5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 table:style-name="ce42"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MB1_IN3_MHB1_OUT_B1</text:p>
          </table:table-cell>
          <table:table-cell office:value-type="float" office:value="2140.0" calcext:value-type="float">
            <text:p>214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MB2_IN1_MHB2_OUT_B2</text:p>
          </table:table-cell>
          <table:table-cell office:value-type="float" office:value="1960.0" calcext:value-type="float">
            <text:p>196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MB2_IN2_MHB2_OUT_B11</text:p>
          </table:table-cell>
          <table:table-cell office:value-type="float" office:value="1485.9" calcext:value-type="float">
            <text:p>1485.9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3"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MB2_IN3_MHB2_OUT_B39</text:p>
          </table:table-cell>
          <table:table-cell office:value-type="float" office:value="1900.0" calcext:value-type="float">
            <text:p>190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office:value-type="float" office:value="0.0" calcext:value-type="float">
            <text:p>0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3">
          <table:table-cell table:style-name="ce42"/>
          <table:table-cell table:number-columns-repeated="7"/>
          <table:table-cell table:style-name="Default"/>
          <table:table-cell table:number-columns-repeated="11"/>
        </table:table-row>
        <table:table-row table:style-name="ro3" table:number-rows-repeated="3">
          <table:table-cell table:style-name="ce4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 table:number-rows-repeated="8">
          <table:table-cell table:style-name="ce42"/>
          <table:table-cell table:number-columns-repeated="2"/>
          <table:table-cell table:style-name="Default" table:number-columns-repeated="5"/>
          <table:table-cell table:style-name="ce42"/>
          <table:table-cell table:style-name="Default" table:number-columns-repeated="2"/>
          <table:table-cell table:number-columns-repeated="9"/>
        </table:table-row>
        <table:table-row table:style-name="ro3" table:number-rows-repeated="4">
          <table:table-cell table:style-name="ce4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 table:style-name="ce42"/>
          <table:table-cell table:number-columns-repeated="7"/>
          <table:table-cell table:style-name="Default"/>
          <table:table-cell table:number-columns-repeated="11"/>
        </table:table-row>
        <table:table-row table:style-name="ro3" table:number-rows-repeated="2">
          <table:table-cell table:style-name="ce42"/>
          <table:table-cell table:number-columns-repeated="2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 table:number-columns-repeated="2"/>
          <table:table-cell table:style-name="ce47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 table:number-rows-repeated="8">
          <table:table-cell table:number-columns-repeated="2"/>
          <table:table-cell table:style-name="ce47"/>
          <table:table-cell table:style-name="Default" table:number-columns-repeated="5"/>
          <table:table-cell table:style-name="ce42"/>
          <table:table-cell table:style-name="Default" table:number-columns-repeated="2"/>
          <table:table-cell table:number-columns-repeated="9"/>
        </table:table-row>
        <table:table-row table:style-name="ro3" table:number-rows-repeated="4">
          <table:table-cell table:number-columns-repeated="2"/>
          <table:table-cell table:style-name="ce47"/>
          <table:table-cell table:style-name="Default" table:number-columns-repeated="5"/>
          <table:table-cell/>
          <table:table-cell table:style-name="Default" table:number-columns-repeated="2"/>
          <table:table-cell table:number-columns-repeated="9"/>
        </table:table-row>
        <table:table-row table:style-name="ro3">
          <table:table-cell table:number-columns-repeated="2"/>
          <table:table-cell table:style-name="ce47"/>
          <table:table-cell table:number-columns-repeated="6"/>
          <table:table-cell table:style-name="Default"/>
          <table:table-cell table:number-columns-repeated="10"/>
        </table:table-row>
        <table:table-row table:style-name="ro3" table:number-rows-repeated="3">
          <table:table-cell table:number-columns-repeated="2"/>
          <table:table-cell table:style-name="ce47"/>
          <table:table-cell table:number-columns-repeated="6"/>
          <table:table-cell table:style-name="ce42"/>
          <table:table-cell table:number-columns-repeated="10"/>
        </table:table-row>
        <table:table-row table:style-name="ro3">
          <table:table-cell table:number-columns-repeated="2"/>
          <table:table-cell table:style-name="ce47"/>
          <table:table-cell table:number-columns-repeated="6"/>
          <table:table-cell table:style-name="Default"/>
          <table:table-cell table:number-columns-repeated="10"/>
        </table:table-row>
        <table:table-row table:style-name="ro3">
          <table:table-cell table:number-columns-repeated="2"/>
          <table:table-cell table:style-name="ce47"/>
          <table:table-cell table:number-columns-repeated="6"/>
          <table:table-cell table:style-name="ce42"/>
          <table:table-cell table:number-columns-repeated="10"/>
        </table:table-row>
        <table:table-row table:style-name="ro3">
          <table:table-cell table:number-columns-repeated="2"/>
          <table:table-cell table:style-name="ce47"/>
          <table:table-cell table:number-columns-repeated="17"/>
        </table:table-row>
        <table:table-row table:style-name="ro3" table:number-rows-repeated="338">
          <table:table-cell table:number-columns-repeated="20"/>
        </table:table-row>
        <table:table-row table:style-name="ro3" table:number-rows-repeated="6">
          <table:table-cell table:style-name="Default" table:number-columns-repeated="14"/>
          <table:table-cell table:number-columns-repeated="6"/>
        </table:table-row>
        <table:table-row table:style-name="ro3">
          <table:table-cell table:style-name="Default" table:number-columns-repeated="1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11" svg:font-family="'Liberation Sans11'"/>
    <style:font-face style:name="宋体" svg:font-family="宋体"/>
    <style:font-face style:name="宋体1" svg:font-family="宋体1"/>
    <style:font-face style:name="宋体2" svg:font-family="宋体2"/>
    <style:font-face style:name="宋体3" svg:font-family="宋体" style:font-family-generic="modern"/>
    <style:font-face style:name="Calibri" svg:font-family="Calibri" style:font-family-generic="swiss"/>
    <style:font-face style:name="Liberation Sans12" svg:font-family="'Liberation Sans1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  <style:table-cell-properties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2" number:min-integer-digits="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 style:data-style-name="N0">
      <style:table-cell-properties fo:background-color="transparent" style:vertical-align="middle"/>
      <style:text-properties fo:color="#000000" style:font-name="宋体1" fo:font-family="宋体1" fo:font-size="11pt" style:font-name-asian="宋体1" style:font-family-asian="宋体1" style:font-size-asian="11pt" style:font-name-complex="宋体1" style:font-family-complex="宋体1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强调文字颜色_20_1_20_2" style:display-name="20% - 强调文字颜色 1 2" style:family="table-cell" style:parent-style-name="Default" style:data-style-name="N0">
      <style:table-cell-properties fo:background-color="#dbe5f1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2_0_25__20_-_20_强调文字颜色_20_2_20_2" style:display-name="20% - 强调文字颜色 2 2" style:family="table-cell" style:parent-style-name="Default" style:data-style-name="N0">
      <style:table-cell-properties fo:background-color="#f2dddc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2_0_25__20_-_20_强调文字颜色_20_3_20_2" style:display-name="20% - 强调文字颜色 3 2" style:family="table-cell" style:parent-style-name="Default" style:data-style-name="N0">
      <style:table-cell-properties fo:background-color="#eaf1dd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2_0_25__20_-_20_强调文字颜色_20_4_20_2" style:display-name="20% - 强调文字颜色 4 2" style:family="table-cell" style:parent-style-name="Default" style:data-style-name="N0">
      <style:table-cell-properties fo:background-color="#e5e0ec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2_0_25__20_-_20_强调文字颜色_20_5_20_2" style:display-name="20% - 强调文字颜色 5 2" style:family="table-cell" style:parent-style-name="Default" style:data-style-name="N0">
      <style:table-cell-properties fo:background-color="#dbeef3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2_0_25__20_-_20_强调文字颜色_20_6_20_2" style:display-name="20% - 强调文字颜色 6 2" style:family="table-cell" style:parent-style-name="Default" style:data-style-name="N0">
      <style:table-cell-properties fo:background-color="#fde9d9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4_0_25__20_-_20_强调文字颜色_20_1_20_2" style:display-name="40% - 强调文字颜色 1 2" style:family="table-cell" style:parent-style-name="Default" style:data-style-name="N0">
      <style:table-cell-properties fo:background-color="#b8cce4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4_0_25__20_-_20_强调文字颜色_20_2_20_2" style:display-name="40% - 强调文字颜色 2 2" style:family="table-cell" style:parent-style-name="Default" style:data-style-name="N0">
      <style:table-cell-properties fo:background-color="#e6b9b8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4_0_25__20_-_20_强调文字颜色_20_3_20_2" style:display-name="40% - 强调文字颜色 3 2" style:family="table-cell" style:parent-style-name="Default" style:data-style-name="N0">
      <style:table-cell-properties fo:background-color="#d7e4bc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4_0_25__20_-_20_强调文字颜色_20_4_20_2" style:display-name="40% - 强调文字颜色 4 2" style:family="table-cell" style:parent-style-name="Default" style:data-style-name="N0">
      <style:table-cell-properties fo:background-color="#ccc0da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4_0_25__20_-_20_强调文字颜色_20_5_20_2" style:display-name="40% - 强调文字颜色 5 2" style:family="table-cell" style:parent-style-name="Default" style:data-style-name="N0">
      <style:table-cell-properties fo:background-color="#b6dde8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4_0_25__20_-_20_强调文字颜色_20_6_20_2" style:display-name="40% - 强调文字颜色 6 2" style:family="table-cell" style:parent-style-name="Default" style:data-style-name="N0">
      <style:table-cell-properties fo:background-color="#fcd5b4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_36_0_25__20_-_20_强调文字颜色_20_1" style:display-name="60% - 强调文字颜色 1" style:family="table-cell" style:parent-style-name="Default" style:data-style-name="N0">
      <style:table-cell-properties fo:background-color="#95b3d7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_36_0_25__20_-_20_强调文字颜色_20_2" style:display-name="60% - 强调文字颜色 2" style:family="table-cell" style:parent-style-name="Default" style:data-style-name="N0">
      <style:table-cell-properties fo:background-color="#d99795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_36_0_25__20_-_20_强调文字颜色_20_3" style:display-name="60% - 强调文字颜色 3" style:family="table-cell" style:parent-style-name="Default" style:data-style-name="N0">
      <style:table-cell-properties fo:background-color="#c2d69a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_36_0_25__20_-_20_强调文字颜色_20_4" style:display-name="60% - 强调文字颜色 4" style:family="table-cell" style:parent-style-name="Default" style:data-style-name="N0">
      <style:table-cell-properties fo:background-color="#b2a1c7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_36_0_25__20_-_20_强调文字颜色_20_5" style:display-name="60% - 强调文字颜色 5" style:family="table-cell" style:parent-style-name="Default" style:data-style-name="N0">
      <style:table-cell-properties fo:background-color="#93cddd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_36_0_25__20_-_20_强调文字颜色_20_6" style:display-name="60% - 强调文字颜色 6" style:family="table-cell" style:parent-style-name="Default" style:data-style-name="N0">
      <style:table-cell-properties fo:background-color="#fac090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Normal_20_2" style:display-name="Normal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标题" style:family="table-cell" style:parent-style-name="Default" style:data-style-name="N0">
      <style:table-cell-properties fo:background-color="transparent" style:vertical-align="middle"/>
      <style:text-properties fo:color="#1f497d" style:font-name="宋体" fo:font-family="宋体" fo:font-size="18pt" fo:font-weight="bold" style:font-name-asian="宋体" style:font-family-asian="宋体" style:font-size-asian="18pt" style:font-weight-asian="bold" style:font-name-complex="宋体" style:font-family-complex="宋体" style:font-size-complex="18pt" style:font-weight-complex="bold"/>
    </style:style>
    <style:style style:name="标题_20_1" style:display-name="标题 1" style:family="table-cell" style:parent-style-name="Default" style:data-style-name="N0">
      <style:table-cell-properties fo:border-bottom="2.01pt solid #4f81bd" fo:background-color="transparent" fo:border-left="none" fo:border-right="none" fo:border-top="none" style:vertical-align="middle"/>
      <style:text-properties fo:color="#1f497d" style:font-name="宋体2" fo:font-family="宋体2" fo:font-size="15pt" fo:font-weight="bold" style:font-name-asian="宋体2" style:font-family-asian="宋体2" style:font-size-asian="15pt" style:font-weight-asian="bold" style:font-name-complex="宋体2" style:font-family-complex="宋体2" style:font-size-complex="15pt" style:font-weight-complex="bold"/>
    </style:style>
    <style:style style:name="标题_20_2" style:display-name="标题 2" style:family="table-cell" style:parent-style-name="Default" style:data-style-name="N0">
      <style:table-cell-properties fo:border-bottom="2.01pt solid #a8c0de" fo:background-color="transparent" fo:border-left="none" fo:border-right="none" fo:border-top="none" style:vertical-align="middle"/>
      <style:text-properties fo:color="#1f497d" style:font-name="宋体2" fo:font-family="宋体2" fo:font-size="13pt" fo:font-weight="bold" style:font-name-asian="宋体2" style:font-family-asian="宋体2" style:font-size-asian="13pt" style:font-weight-asian="bold" style:font-name-complex="宋体2" style:font-family-complex="宋体2" style:font-size-complex="13pt" style:font-weight-complex="bold"/>
    </style:style>
    <style:style style:name="标题_20_3" style:display-name="标题 3" style:family="table-cell" style:parent-style-name="Default" style:data-style-name="N0">
      <style:table-cell-properties fo:border-bottom="2.01pt solid #95b3d7" fo:background-color="transparent" fo:border-left="none" fo:border-right="none" fo:border-top="none" style:vertical-align="middle"/>
      <style:text-properties fo:color="#1f497d" style:font-name="宋体3" fo:font-family="宋体" style:font-family-generic="modern" fo:font-weight="bold" style:font-name-asian="宋体" style:font-family-asian="宋体" style:font-weight-asian="bold" style:font-name-complex="宋体" style:font-family-complex="宋体" style:font-weight-complex="bold"/>
    </style:style>
    <style:style style:name="标题_20_4" style:display-name="标题 4" style:family="table-cell" style:parent-style-name="Default" style:data-style-name="N0">
      <style:table-cell-properties fo:background-color="transparent" style:vertical-align="middle"/>
      <style:text-properties fo:color="#1f497d" style:font-name="宋体" fo:font-family="宋体" fo:font-weight="bold" style:font-name-asian="宋体" style:font-family-asian="宋体" style:font-weight-asian="bold" style:font-name-complex="宋体" style:font-family-complex="宋体" style:font-weight-complex="bold"/>
    </style:style>
    <style:style style:name="差" style:family="table-cell" style:parent-style-name="Default" style:data-style-name="N0">
      <style:table-cell-properties fo:background-color="#ffc7ce" style:vertical-align="middle"/>
      <style:text-properties fo:color="#9c0006" style:font-name="宋体" fo:font-family="宋体" style:font-name-asian="宋体" style:font-family-asian="宋体" style:font-name-complex="宋体" style:font-family-complex="宋体"/>
    </style:style>
    <style:style style:name="常规_20_13" style:display-name="常规 13" style:family="table-cell" style:parent-style-name="Default" style:data-style-name="N0">
      <style:table-cell-properties fo:background-color="transparent" style:vertical-align="automatic"/>
      <style:text-properties style:font-name="宋体" fo:font-family="宋体" style:font-name-asian="宋体" style:font-family-asian="宋体" style:font-name-complex="宋体" style:font-family-complex="宋体"/>
    </style:style>
    <style:style style:name="常规_20_2" style:display-name="常规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2" style:display-name="常规 2 2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2_20_3" style:display-name="常规 2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3" style:display-name="常规 3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4" style:display-name="常规 4" style:family="table-cell" style:parent-style-name="Default" style:data-style-name="N0">
      <style:table-cell-properties fo:background-color="transparent" style:vertical-align="middle"/>
      <style:text-properties style:font-name="宋体" fo:font-family="宋体" style:font-name-asian="宋体" style:font-family-asian="宋体" style:font-name-complex="宋体" style:font-family-complex="宋体"/>
    </style:style>
    <style:style style:name="常规_20_5" style:display-name="常规 5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常规_20_8" style:display-name="常规 8" style:family="table-cell" style:parent-style-name="Default" style:data-style-name="N0">
      <style:table-cell-properties fo:background-color="transparent" style:vertical-align="middle"/>
      <style:text-properties style:font-name="宋体" fo:font-family="宋体" fo:font-size="12pt" style:font-name-asian="宋体" style:font-family-asian="宋体" style:font-size-asian="12pt" style:font-name-complex="宋体" style:font-family-complex="宋体" style:font-size-complex="12pt"/>
    </style:style>
    <style:style style:name="好" style:family="table-cell" style:parent-style-name="Default" style:data-style-name="N0">
      <style:table-cell-properties fo:background-color="#c6efce" style:vertical-align="middle"/>
      <style:text-properties fo:color="#006100" style:font-name="宋体" fo:font-family="宋体" style:font-name-asian="宋体" style:font-family-asian="宋体" style:font-name-complex="宋体" style:font-family-complex="宋体"/>
    </style:style>
    <style:style style:name="汇总" style:family="table-cell" style:parent-style-name="Default" style:data-style-name="N0">
      <style:table-cell-properties fo:border-bottom="0.06pt solid #4f81bd" fo:background-color="transparent" fo:border-left="none" fo:border-right="none" fo:border-top="0.06pt solid #4f81bd" style:vertical-align="middle"/>
      <style:text-properties style:font-name="宋体" fo:font-family="宋体" fo:font-weight="bold" style:font-name-asian="宋体" style:font-family-asian="宋体" style:font-weight-asian="bold" style:font-name-complex="宋体" style:font-family-complex="宋体" style:font-weight-complex="bold"/>
    </style:style>
    <style:style style:name="计算" style:family="table-cell" style:parent-style-name="Default" style:data-style-name="N0">
      <style:table-cell-properties fo:background-color="#f2f2f2" fo:border="0.06pt solid #7f7f7f" style:vertical-align="middle"/>
      <style:text-properties fo:color="#fa7d00" style:font-name="宋体3" fo:font-family="宋体" style:font-family-generic="modern" fo:font-weight="bold" style:font-name-asian="宋体" style:font-family-asian="宋体" style:font-weight-asian="bold" style:font-name-complex="宋体" style:font-family-complex="宋体" style:font-weight-complex="bold"/>
    </style:style>
    <style:style style:name="检查单元格" style:family="table-cell" style:parent-style-name="Default" style:data-style-name="N0">
      <style:table-cell-properties fo:background-color="#a5a5a5" fo:border="0.06pt solid #3f3f3f" style:vertical-align="middle"/>
      <style:text-properties fo:color="#ffffff" style:font-name="宋体3" fo:font-family="宋体" style:font-family-generic="modern" fo:font-weight="bold" style:font-name-asian="宋体" style:font-family-asian="宋体" style:font-weight-asian="bold" style:font-name-complex="宋体" style:font-family-complex="宋体" style:font-weight-complex="bold"/>
    </style:style>
    <style:style style:name="解释性文本" style:family="table-cell" style:parent-style-name="Default" style:data-style-name="N0">
      <style:table-cell-properties fo:background-color="transparent" style:vertical-align="middle"/>
      <style:text-properties fo:color="#7f7f7f" style:font-name="宋体" fo:font-family="宋体" fo:font-style="italic" style:font-name-asian="宋体" style:font-family-asian="宋体" style:font-style-asian="italic" style:font-name-complex="宋体" style:font-family-complex="宋体" style:font-style-complex="italic"/>
    </style:style>
    <style:style style:name="警告文本" style:family="table-cell" style:parent-style-name="Default" style:data-style-name="N0">
      <style:table-cell-properties fo:background-color="transparent" style:vertical-align="middle"/>
      <style:text-properties fo:color="#ff0000" style:font-name="宋体" fo:font-family="宋体" style:font-name-asian="宋体" style:font-family-asian="宋体" style:font-name-complex="宋体" style:font-family-complex="宋体"/>
    </style:style>
    <style:style style:name="链接单元格" style:family="table-cell" style:parent-style-name="Default" style:data-style-name="N0">
      <style:table-cell-properties fo:border-bottom="0.06pt solid #ff8001" fo:background-color="transparent" fo:border-left="none" fo:border-right="none" fo:border-top="none" style:vertical-align="middle"/>
      <style:text-properties fo:color="#fa7d00" style:font-name="宋体" fo:font-family="宋体" style:font-name-asian="宋体" style:font-family-asian="宋体" style:font-name-complex="宋体" style:font-family-complex="宋体"/>
    </style:style>
    <style:style style:name="强调文字颜色_20_1" style:display-name="强调文字颜色 1" style:family="table-cell" style:parent-style-name="Default" style:data-style-name="N0">
      <style:table-cell-properties fo:background-color="#4f81bd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强调文字颜色_20_2" style:display-name="强调文字颜色 2" style:family="table-cell" style:parent-style-name="Default" style:data-style-name="N0">
      <style:table-cell-properties fo:background-color="#c0504d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强调文字颜色_20_3" style:display-name="强调文字颜色 3" style:family="table-cell" style:parent-style-name="Default" style:data-style-name="N0">
      <style:table-cell-properties fo:background-color="#9bbb59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强调文字颜色_20_4" style:display-name="强调文字颜色 4" style:family="table-cell" style:parent-style-name="Default" style:data-style-name="N0">
      <style:table-cell-properties fo:background-color="#8064a2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强调文字颜色_20_5" style:display-name="强调文字颜色 5" style:family="table-cell" style:parent-style-name="Default" style:data-style-name="N0">
      <style:table-cell-properties fo:background-color="#4bacc6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强调文字颜色_20_6" style:display-name="强调文字颜色 6" style:family="table-cell" style:parent-style-name="Default" style:data-style-name="N0">
      <style:table-cell-properties fo:background-color="#f79646" style:vertical-align="middle"/>
      <style:text-properties fo:color="#ffffff" style:font-name="宋体" fo:font-family="宋体" style:font-name-asian="宋体" style:font-family-asian="宋体" style:font-name-complex="宋体" style:font-family-complex="宋体"/>
    </style:style>
    <style:style style:name="适中" style:family="table-cell" style:parent-style-name="Default" style:data-style-name="N0">
      <style:table-cell-properties fo:background-color="#ffeb9c" style:vertical-align="middle"/>
      <style:text-properties fo:color="#9c6500" style:font-name="宋体" fo:font-family="宋体" style:font-name-asian="宋体" style:font-family-asian="宋体" style:font-name-complex="宋体" style:font-family-complex="宋体"/>
    </style:style>
    <style:style style:name="输出" style:family="table-cell" style:parent-style-name="Default" style:data-style-name="N0">
      <style:table-cell-properties fo:background-color="#f2f2f2" fo:border="0.06pt solid #3f3f3f" style:vertical-align="middle"/>
      <style:text-properties fo:color="#3f3f3f" style:font-name="宋体3" fo:font-family="宋体" style:font-family-generic="modern" fo:font-weight="bold" style:font-name-asian="宋体" style:font-family-asian="宋体" style:font-weight-asian="bold" style:font-name-complex="宋体" style:font-family-complex="宋体" style:font-weight-complex="bold"/>
    </style:style>
    <style:style style:name="输入" style:family="table-cell" style:parent-style-name="Default" style:data-style-name="N0">
      <style:table-cell-properties fo:background-color="#ffcc99" fo:border="0.06pt solid #7f7f7f" style:vertical-align="middle"/>
      <style:text-properties fo:color="#3f3f76" style:font-name="宋体" fo:font-family="宋体" style:font-name-asian="宋体" style:font-family-asian="宋体" style:font-name-complex="宋体" style:font-family-complex="宋体"/>
    </style:style>
    <style:style style:name="注释_20_2" style:display-name="注释 2" style:family="table-cell" style:parent-style-name="Default" style:data-style-name="N0">
      <style:table-cell-properties fo:background-color="#ffffcc" fo:border="0.06pt solid #b2b2b2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10:06:40.707551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jOpenDocument/1.4rc2</meta:generator>
    <meta:initial-creator>Huang, Chenpeng</meta:initial-creator>
    <meta:creation-date>2017-03-09T02:45:54Z</meta:creation-date>
    <dc:date>2018-05-25T10:06:56.501927574</dc:date>
    <meta:editing-cycles>588</meta:editing-cycles>
    <meta:editing-duration>PT17H57M19S</meta:editing-duration>
    <meta:user-defined meta:name="_change"/>
    <meta:user-defined meta:name="_full-control"/>
    <meta:user-defined meta:name="_readonly"/>
    <meta:user-defined meta:name="sflag">1519273402</meta:user-defined>
  </office:meta>
</office:document-meta>
</file>